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Italic" style:font-family-generic="swiss" style:font-pitch="variable"/>
    <style:font-face style:name="Calibri2" svg:font-family="Calibri" style:font-adornments="Regular" style:font-family-generic="swiss" style:font-pitch="variable"/>
    <style:font-face style:name="Calibri3" svg:font-family="Calibri" style:font-family-generic="swiss" style:font-pitch="variable"/>
    <style:font-face style:name="Calibri4" svg:font-family="Calibri" style:font-family-generic="roman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Table2" style:family="table">
      <style:table-properties style:width="20.2cm" fo:break-before="page" table:align="margins" fo:background-color="#dbe9d6">
        <style:background-image/>
      </style:table-properties>
    </style:style>
    <style:style style:name="Table2.A" style:family="table-column">
      <style:table-column-properties style:column-width="13.494cm" style:rel-column-width="43777*"/>
    </style:style>
    <style:style style:name="Table2.B" style:family="table-column">
      <style:table-column-properties style:column-width="6.706cm" style:rel-column-width="21758*"/>
    </style:style>
    <style:style style:name="Table2.1" style:family="table-row">
      <style:table-row-properties fo:background-color="#dbe2ed">
        <style:background-image/>
      </style:table-row-properties>
    </style:style>
    <style:style style:name="Table2.A1" style:family="table-cell">
      <style:table-cell-properties fo:background-color="#dbe2ed" fo:padding="0.097cm" fo:border="none">
        <style:background-image/>
      </style:table-cell-properties>
    </style:style>
    <style:style style:name="Table2.B1" style:family="table-cell">
      <style:table-cell-properties fo:background-color="transparent" fo:padding="0.097cm" fo:border="none">
        <style:background-image/>
      </style:table-cell-properties>
    </style:style>
    <style:style style:name="Table3" style:family="table">
      <style:table-properties style:width="13.296cm" fo:margin-left="0cm" fo:margin-top="0cm" fo:margin-bottom="0cm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3.395cm"/>
    </style:style>
    <style:style style:name="Table3.B" style:family="table-column">
      <style:table-column-properties style:column-width="2.514cm"/>
    </style:style>
    <style:style style:name="Table3.C" style:family="table-column">
      <style:table-column-properties style:column-width="7.387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3" style:family="table-cell">
      <style:table-cell-properties fo:padding="0.097cm" fo:border-left="0.05pt solid #2b3789" fo:border-right="none" fo:border-top="none" fo:border-bottom="0.05pt solid #2b3789"/>
    </style:style>
    <style:style style:name="Table3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4" style:family="table-cell">
      <style:table-cell-properties fo:padding="0.097cm" fo:border-left="0.05pt solid #2b3789" fo:border-right="none" fo:border-top="none" fo:border-bottom="0.05pt solid #2b3789"/>
    </style:style>
    <style:style style:name="Table3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5" style:family="table-cell">
      <style:table-cell-properties fo:padding="0.097cm" fo:border-left="0.05pt solid #2b3789" fo:border-right="none" fo:border-top="none" fo:border-bottom="0.05pt solid #2b3789"/>
    </style:style>
    <style:style style:name="Table3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6" style:family="table-cell">
      <style:table-cell-properties fo:background-color="#f5f6fa" fo:padding="0.097cm" fo:border-left="0.05pt solid #2b3789" fo:border-right="none" fo:border-top="none" fo:border-bottom="0.05pt solid #2b3789">
        <style:background-image/>
      </style:table-cell-properties>
    </style:style>
    <style:style style:name="Table3.B6" style:family="table-cell">
      <style:table-cell-properties fo:padding="0.097cm" fo:border-left="0.05pt solid #2b3789" fo:border-right="none" fo:border-top="none" fo:border-bottom="0.05pt solid #2b3789"/>
    </style:style>
    <style:style style:name="Table3.C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7" style:family="table-cell">
      <style:table-cell-properties fo:padding="0.097cm" fo:border-left="0.05pt solid #2b3789" fo:border-right="none" fo:border-top="none" fo:border-bottom="0.05pt solid #2b3789"/>
    </style:style>
    <style:style style:name="Table3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8" style:family="table-cell">
      <style:table-cell-properties fo:padding="0.097cm" fo:border-left="0.05pt solid #2b3789" fo:border-right="none" fo:border-top="none" fo:border-bottom="0.05pt solid #2b3789"/>
    </style:style>
    <style:style style:name="Table3.B8" style:family="table-cell">
      <style:table-cell-properties fo:padding="0.097cm" fo:border-left="0.05pt solid #2b3789" fo:border-right="none" fo:border-top="none" fo:border-bottom="0.05pt solid #2b3789"/>
    </style:style>
    <style:style style:name="Table3.C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9" style:family="table-cell">
      <style:table-cell-properties fo:padding="0.097cm" fo:border-left="0.05pt solid #2b3789" fo:border-right="none" fo:border-top="none" fo:border-bottom="0.05pt solid #2b3789"/>
    </style:style>
    <style:style style:name="Table3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0" style:family="table-cell">
      <style:table-cell-properties fo:padding="0.097cm" fo:border-left="0.05pt solid #2b3789" fo:border-right="none" fo:border-top="none" fo:border-bottom="0.05pt solid #2b3789"/>
    </style:style>
    <style:style style:name="Table3.B10" style:family="table-cell">
      <style:table-cell-properties fo:padding="0.097cm" fo:border-left="0.05pt solid #2b3789" fo:border-right="none" fo:border-top="none" fo:border-bottom="0.05pt solid #2b3789"/>
    </style:style>
    <style:style style:name="Table3.C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1" style:family="table-cell">
      <style:table-cell-properties fo:padding="0.097cm" fo:border-left="0.05pt solid #2b3789" fo:border-right="none" fo:border-top="none" fo:border-bottom="0.05pt solid #2b3789"/>
    </style:style>
    <style:style style:name="Table3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2" style:family="table-cell">
      <style:table-cell-properties fo:padding="0.097cm" fo:border-left="0.05pt solid #2b3789" fo:border-right="none" fo:border-top="none" fo:border-bottom="0.05pt solid #2b3789"/>
    </style:style>
    <style:style style:name="Table3.B1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3" style:family="table-cell">
      <style:table-cell-properties fo:padding="0.097cm" fo:border-left="0.05pt solid #2b3789" fo:border-right="none" fo:border-top="none" fo:border-bottom="0.05pt solid #2b3789"/>
    </style:style>
    <style:style style:name="Table3.B1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4" style:family="table-cell">
      <style:table-cell-properties fo:padding="0.097cm" fo:border-left="0.05pt solid #2b3789" fo:border-right="none" fo:border-top="none" fo:border-bottom="0.05pt solid #2b3789"/>
    </style:style>
    <style:style style:name="Table3.B1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5" style:family="table-cell">
      <style:table-cell-properties fo:padding="0.097cm" fo:border-left="0.05pt solid #2b3789" fo:border-right="none" fo:border-top="none" fo:border-bottom="0.05pt solid #2b3789"/>
    </style:style>
    <style:style style:name="Table3.B15" style:family="table-cell">
      <style:table-cell-properties fo:padding="0.097cm" fo:border-left="0.05pt solid #2b3789" fo:border-right="0.05pt solid #2b3789" fo:border-top="none" fo:border-bottom="0.05pt solid #2b3789"/>
    </style:style>
    <style:style style:name="Table7" style:family="table">
      <style:table-properties style:width="6.399cm" fo:margin-left="0cm" fo:margin-top="0cm" fo:margin-bottom="0cm" table:align="left" fo:background-color="#f5f6fa" style:writing-mode="lr-tb">
        <style:background-image/>
      </style:table-properties>
    </style:style>
    <style:style style:name="Table7.A" style:family="table-column">
      <style:table-column-properties style:column-width="2.91cm"/>
    </style:style>
    <style:style style:name="Table7.B" style:family="table-column">
      <style:table-column-properties style:column-width="3.489cm"/>
    </style:style>
    <style:style style:name="Table7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7.B1" style:family="table-cell">
      <style:table-cell-properties fo:padding="0.097cm" fo:border="0.05pt solid #2b3789"/>
    </style:style>
    <style:style style:name="Table7.A2" style:family="table-cell">
      <style:table-cell-properties fo:padding="0.097cm" fo:border-left="0.05pt solid #2b3789" fo:border-right="none" fo:border-top="none" fo:border-bottom="0.05pt solid #2b3789"/>
    </style:style>
    <style:style style:name="Table7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4" style:family="table">
      <style:table-properties style:width="6.549cm" fo:margin-left="0cm" table:align="left" fo:background-color="#f5f6fa">
        <style:background-image/>
      </style:table-properties>
    </style:style>
    <style:style style:name="Table4.A" style:family="table-column">
      <style:table-column-properties style:column-width="2.69cm"/>
    </style:style>
    <style:style style:name="Table4.B" style:family="table-column">
      <style:table-column-properties style:column-width="3.859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4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4.A2" style:family="table-cell">
      <style:table-cell-properties fo:padding="0.097cm" fo:border-left="0.05pt solid #2b3789" fo:border-right="none" fo:border-top="none" fo:border-bottom="0.05pt solid #2b3789"/>
    </style:style>
    <style:style style:name="Table4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3" style:family="table-cell">
      <style:table-cell-properties fo:padding="0.097cm" fo:border-left="0.05pt solid #2b3789" fo:border-right="none" fo:border-top="none" fo:border-bottom="0.05pt solid #2b3789"/>
    </style:style>
    <style:style style:name="Table4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4" style:family="table-cell">
      <style:table-cell-properties fo:padding="0.097cm" fo:border-left="0.05pt solid #2b3789" fo:border-right="none" fo:border-top="none" fo:border-bottom="0.05pt solid #2b3789"/>
    </style:style>
    <style:style style:name="Table4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5" style:family="table-cell">
      <style:table-cell-properties fo:padding="0.097cm" fo:border-left="0.05pt solid #2b3789" fo:border-right="none" fo:border-top="none" fo:border-bottom="0.05pt solid #2b3789"/>
    </style:style>
    <style:style style:name="Table4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6" style:family="table-cell">
      <style:table-cell-properties fo:padding="0.097cm" fo:border-left="0.05pt solid #2b3789" fo:border-right="none" fo:border-top="none" fo:border-bottom="0.05pt solid #2b3789"/>
    </style:style>
    <style:style style:name="Table4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7" style:family="table-cell">
      <style:table-cell-properties fo:padding="0.097cm" fo:border-left="0.05pt solid #2b3789" fo:border-right="none" fo:border-top="none" fo:border-bottom="0.05pt solid #2b3789"/>
    </style:style>
    <style:style style:name="Table4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8" style:family="table-cell">
      <style:table-cell-properties fo:padding="0.097cm" fo:border-left="0.05pt solid #2b3789" fo:border-right="none" fo:border-top="none" fo:border-bottom="0.05pt solid #2b3789"/>
    </style:style>
    <style:style style:name="Table4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9" style:family="table-cell">
      <style:table-cell-properties fo:padding="0.097cm" fo:border-left="0.05pt solid #2b3789" fo:border-right="none" fo:border-top="none" fo:border-bottom="0.05pt solid #2b3789"/>
    </style:style>
    <style:style style:name="Table4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10" style:family="table-cell">
      <style:table-cell-properties fo:padding="0.097cm" fo:border-left="0.05pt solid #2b3789" fo:border-right="none" fo:border-top="none" fo:border-bottom="0.05pt solid #2b3789"/>
    </style:style>
    <style:style style:name="Table4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" style:family="table">
      <style:table-properties style:width="13.296cm" fo:margin-left="0cm" fo:margin-top="0cm" fo:margin-bottom="0cm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3.395cm"/>
    </style:style>
    <style:style style:name="Table3.B" style:family="table-column">
      <style:table-column-properties style:column-width="2.514cm"/>
    </style:style>
    <style:style style:name="Table3.C" style:family="table-column">
      <style:table-column-properties style:column-width="7.387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3" style:family="table-cell">
      <style:table-cell-properties fo:padding="0.097cm" fo:border-left="0.05pt solid #2b3789" fo:border-right="none" fo:border-top="none" fo:border-bottom="0.05pt solid #2b3789"/>
    </style:style>
    <style:style style:name="Table3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4" style:family="table-cell">
      <style:table-cell-properties fo:padding="0.097cm" fo:border-left="0.05pt solid #2b3789" fo:border-right="none" fo:border-top="none" fo:border-bottom="0.05pt solid #2b3789"/>
    </style:style>
    <style:style style:name="Table3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5" style:family="table-cell">
      <style:table-cell-properties fo:padding="0.097cm" fo:border-left="0.05pt solid #2b3789" fo:border-right="none" fo:border-top="none" fo:border-bottom="0.05pt solid #2b3789"/>
    </style:style>
    <style:style style:name="Table3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6" style:family="table-cell">
      <style:table-cell-properties fo:background-color="#f5f6fa" fo:padding="0.097cm" fo:border-left="0.05pt solid #2b3789" fo:border-right="none" fo:border-top="none" fo:border-bottom="0.05pt solid #2b3789">
        <style:background-image/>
      </style:table-cell-properties>
    </style:style>
    <style:style style:name="Table3.B6" style:family="table-cell">
      <style:table-cell-properties fo:padding="0.097cm" fo:border-left="0.05pt solid #2b3789" fo:border-right="none" fo:border-top="none" fo:border-bottom="0.05pt solid #2b3789"/>
    </style:style>
    <style:style style:name="Table3.C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7" style:family="table-cell">
      <style:table-cell-properties fo:padding="0.097cm" fo:border-left="0.05pt solid #2b3789" fo:border-right="none" fo:border-top="none" fo:border-bottom="0.05pt solid #2b3789"/>
    </style:style>
    <style:style style:name="Table3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8" style:family="table-cell">
      <style:table-cell-properties fo:padding="0.097cm" fo:border-left="0.05pt solid #2b3789" fo:border-right="none" fo:border-top="none" fo:border-bottom="0.05pt solid #2b3789"/>
    </style:style>
    <style:style style:name="Table3.B8" style:family="table-cell">
      <style:table-cell-properties fo:padding="0.097cm" fo:border-left="0.05pt solid #2b3789" fo:border-right="none" fo:border-top="none" fo:border-bottom="0.05pt solid #2b3789"/>
    </style:style>
    <style:style style:name="Table3.C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9" style:family="table-cell">
      <style:table-cell-properties fo:padding="0.097cm" fo:border-left="0.05pt solid #2b3789" fo:border-right="none" fo:border-top="none" fo:border-bottom="0.05pt solid #2b3789"/>
    </style:style>
    <style:style style:name="Table3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0" style:family="table-cell">
      <style:table-cell-properties fo:padding="0.097cm" fo:border-left="0.05pt solid #2b3789" fo:border-right="none" fo:border-top="none" fo:border-bottom="0.05pt solid #2b3789"/>
    </style:style>
    <style:style style:name="Table3.B10" style:family="table-cell">
      <style:table-cell-properties fo:padding="0.097cm" fo:border-left="0.05pt solid #2b3789" fo:border-right="none" fo:border-top="none" fo:border-bottom="0.05pt solid #2b3789"/>
    </style:style>
    <style:style style:name="Table3.C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1" style:family="table-cell">
      <style:table-cell-properties fo:padding="0.097cm" fo:border-left="0.05pt solid #2b3789" fo:border-right="none" fo:border-top="none" fo:border-bottom="0.05pt solid #2b3789"/>
    </style:style>
    <style:style style:name="Table3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2" style:family="table-cell">
      <style:table-cell-properties fo:padding="0.097cm" fo:border-left="0.05pt solid #2b3789" fo:border-right="none" fo:border-top="none" fo:border-bottom="0.05pt solid #2b3789"/>
    </style:style>
    <style:style style:name="Table3.B1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3" style:family="table-cell">
      <style:table-cell-properties fo:padding="0.097cm" fo:border-left="0.05pt solid #2b3789" fo:border-right="none" fo:border-top="none" fo:border-bottom="0.05pt solid #2b3789"/>
    </style:style>
    <style:style style:name="Table3.B1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4" style:family="table-cell">
      <style:table-cell-properties fo:padding="0.097cm" fo:border-left="0.05pt solid #2b3789" fo:border-right="none" fo:border-top="none" fo:border-bottom="0.05pt solid #2b3789"/>
    </style:style>
    <style:style style:name="Table3.B1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5" style:family="table-cell">
      <style:table-cell-properties fo:padding="0.097cm" fo:border-left="0.05pt solid #2b3789" fo:border-right="none" fo:border-top="none" fo:border-bottom="0.05pt solid #2b3789"/>
    </style:style>
    <style:style style:name="Table3.B15" style:family="table-cell">
      <style:table-cell-properties fo:padding="0.097cm" fo:border-left="0.05pt solid #2b3789" fo:border-right="0.05pt solid #2b3789" fo:border-top="none" fo:border-bottom="0.05pt solid #2b3789"/>
    </style:style>
    <style:style style:name="Table7" style:family="table">
      <style:table-properties style:width="6.399cm" fo:margin-left="0cm" fo:margin-top="0cm" fo:margin-bottom="0cm" table:align="left" fo:background-color="#f5f6fa" style:writing-mode="lr-tb">
        <style:background-image/>
      </style:table-properties>
    </style:style>
    <style:style style:name="Table7.A" style:family="table-column">
      <style:table-column-properties style:column-width="2.91cm"/>
    </style:style>
    <style:style style:name="Table7.B" style:family="table-column">
      <style:table-column-properties style:column-width="3.489cm"/>
    </style:style>
    <style:style style:name="Table7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7.B1" style:family="table-cell">
      <style:table-cell-properties fo:padding="0.097cm" fo:border="0.05pt solid #2b3789"/>
    </style:style>
    <style:style style:name="Table7.A2" style:family="table-cell">
      <style:table-cell-properties fo:padding="0.097cm" fo:border-left="0.05pt solid #2b3789" fo:border-right="none" fo:border-top="none" fo:border-bottom="0.05pt solid #2b3789"/>
    </style:style>
    <style:style style:name="Table7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4" style:family="table">
      <style:table-properties style:width="6.549cm" fo:margin-left="0cm" table:align="left" fo:background-color="#f5f6fa">
        <style:background-image/>
      </style:table-properties>
    </style:style>
    <style:style style:name="Table4.A" style:family="table-column">
      <style:table-column-properties style:column-width="2.69cm"/>
    </style:style>
    <style:style style:name="Table4.B" style:family="table-column">
      <style:table-column-properties style:column-width="3.859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4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4.A2" style:family="table-cell">
      <style:table-cell-properties fo:padding="0.097cm" fo:border-left="0.05pt solid #2b3789" fo:border-right="none" fo:border-top="none" fo:border-bottom="0.05pt solid #2b3789"/>
    </style:style>
    <style:style style:name="Table4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3" style:family="table-cell">
      <style:table-cell-properties fo:padding="0.097cm" fo:border-left="0.05pt solid #2b3789" fo:border-right="none" fo:border-top="none" fo:border-bottom="0.05pt solid #2b3789"/>
    </style:style>
    <style:style style:name="Table4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4" style:family="table-cell">
      <style:table-cell-properties fo:padding="0.097cm" fo:border-left="0.05pt solid #2b3789" fo:border-right="none" fo:border-top="none" fo:border-bottom="0.05pt solid #2b3789"/>
    </style:style>
    <style:style style:name="Table4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5" style:family="table-cell">
      <style:table-cell-properties fo:padding="0.097cm" fo:border-left="0.05pt solid #2b3789" fo:border-right="none" fo:border-top="none" fo:border-bottom="0.05pt solid #2b3789"/>
    </style:style>
    <style:style style:name="Table4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6" style:family="table-cell">
      <style:table-cell-properties fo:padding="0.097cm" fo:border-left="0.05pt solid #2b3789" fo:border-right="none" fo:border-top="none" fo:border-bottom="0.05pt solid #2b3789"/>
    </style:style>
    <style:style style:name="Table4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7" style:family="table-cell">
      <style:table-cell-properties fo:padding="0.097cm" fo:border-left="0.05pt solid #2b3789" fo:border-right="none" fo:border-top="none" fo:border-bottom="0.05pt solid #2b3789"/>
    </style:style>
    <style:style style:name="Table4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8" style:family="table-cell">
      <style:table-cell-properties fo:padding="0.097cm" fo:border-left="0.05pt solid #2b3789" fo:border-right="none" fo:border-top="none" fo:border-bottom="0.05pt solid #2b3789"/>
    </style:style>
    <style:style style:name="Table4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9" style:family="table-cell">
      <style:table-cell-properties fo:padding="0.097cm" fo:border-left="0.05pt solid #2b3789" fo:border-right="none" fo:border-top="none" fo:border-bottom="0.05pt solid #2b3789"/>
    </style:style>
    <style:style style:name="Table4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4.A10" style:family="table-cell">
      <style:table-cell-properties fo:padding="0.097cm" fo:border-left="0.05pt solid #2b3789" fo:border-right="none" fo:border-top="none" fo:border-bottom="0.05pt solid #2b3789"/>
    </style:style>
    <style:style style:name="Table4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9" style:family="table">
      <style:table-properties style:width="20.2cm" fo:break-before="auto" fo:break-after="auto" table:align="margins" fo:background-color="#dbe9d6">
        <style:background-image/>
      </style:table-properties>
    </style:style>
    <style:style style:name="Table9.A" style:family="table-column">
      <style:table-column-properties style:column-width="10.098cm" style:rel-column-width="32761*"/>
    </style:style>
    <style:style style:name="Table9.B" style:family="table-column">
      <style:table-column-properties style:column-width="10.102cm" style:rel-column-width="32774*"/>
    </style:style>
    <style:style style:name="Table9.1" style:family="table-row">
      <style:table-row-properties fo:background-color="#dbe2ed">
        <style:background-image/>
      </style:table-row-properties>
    </style:style>
    <style:style style:name="Table9.A1" style:family="table-cell">
      <style:table-cell-properties fo:background-color="#dbe2ed" fo:padding="0.097cm" fo:border="none">
        <style:background-image/>
      </style:table-cell-properties>
    </style:style>
    <style:style style:name="Table9.B1" style:family="table-cell">
      <style:table-cell-properties fo:background-color="transparent" fo:padding="0.097cm" fo:border="none">
        <style:background-image/>
      </style:table-cell-properties>
    </style:style>
    <style:style style:name="Table6" style:family="table">
      <style:table-properties style:width="9.901cm" fo:margin-left="0cm" table:align="left" fo:background-color="#f5f6fa">
        <style:background-image/>
      </style:table-properties>
    </style:style>
    <style:style style:name="Table6.A" style:family="table-column">
      <style:table-column-properties style:column-width="2.002cm"/>
    </style:style>
    <style:style style:name="Table6.B" style:family="table-column">
      <style:table-column-properties style:column-width="7.899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6.A2" style:family="table-cell">
      <style:table-cell-properties fo:padding="0.097cm" fo:border-left="0.05pt solid #2b3789" fo:border-right="none" fo:border-top="none" fo:border-bottom="0.05pt solid #2b3789"/>
    </style:style>
    <style:style style:name="Table6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3" style:family="table-cell">
      <style:table-cell-properties fo:padding="0.097cm" fo:border-left="0.05pt solid #2b3789" fo:border-right="none" fo:border-top="none" fo:border-bottom="0.05pt solid #2b3789"/>
    </style:style>
    <style:style style:name="Table6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4" style:family="table-cell">
      <style:table-cell-properties fo:padding="0.097cm" fo:border-left="0.05pt solid #2b3789" fo:border-right="none" fo:border-top="none" fo:border-bottom="0.05pt solid #2b3789"/>
    </style:style>
    <style:style style:name="Table6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5" style:family="table-cell">
      <style:table-cell-properties fo:padding="0.097cm" fo:border-left="0.05pt solid #2b3789" fo:border-right="none" fo:border-top="none" fo:border-bottom="0.05pt solid #2b3789"/>
    </style:style>
    <style:style style:name="Table6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6" style:family="table-cell">
      <style:table-cell-properties fo:padding="0.097cm" fo:border-left="0.05pt solid #2b3789" fo:border-right="none" fo:border-top="none" fo:border-bottom="0.05pt solid #2b3789"/>
    </style:style>
    <style:style style:name="Table6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7" style:family="table-cell">
      <style:table-cell-properties fo:padding="0.097cm" fo:border-left="0.05pt solid #2b3789" fo:border-right="none" fo:border-top="none" fo:border-bottom="0.05pt solid #2b3789"/>
    </style:style>
    <style:style style:name="Table6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8" style:family="table-cell">
      <style:table-cell-properties fo:padding="0.097cm" fo:border-left="0.05pt solid #2b3789" fo:border-right="none" fo:border-top="none" fo:border-bottom="0.05pt solid #2b3789"/>
    </style:style>
    <style:style style:name="Table6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1" style:family="table">
      <style:table-properties style:width="9.91cm" table:align="margins" fo:background-color="#f5f6fa">
        <style:background-image/>
      </style:table-properties>
    </style:style>
    <style:style style:name="Table1.A" style:family="table-column">
      <style:table-column-properties style:column-width="9.91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6" style:family="table">
      <style:table-properties style:width="9.901cm" fo:margin-left="0cm" table:align="left" fo:background-color="#f5f6fa">
        <style:background-image/>
      </style:table-properties>
    </style:style>
    <style:style style:name="Table6.A" style:family="table-column">
      <style:table-column-properties style:column-width="2.002cm"/>
    </style:style>
    <style:style style:name="Table6.B" style:family="table-column">
      <style:table-column-properties style:column-width="7.899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6.A2" style:family="table-cell">
      <style:table-cell-properties fo:padding="0.097cm" fo:border-left="0.05pt solid #2b3789" fo:border-right="none" fo:border-top="none" fo:border-bottom="0.05pt solid #2b3789"/>
    </style:style>
    <style:style style:name="Table6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3" style:family="table-cell">
      <style:table-cell-properties fo:padding="0.097cm" fo:border-left="0.05pt solid #2b3789" fo:border-right="none" fo:border-top="none" fo:border-bottom="0.05pt solid #2b3789"/>
    </style:style>
    <style:style style:name="Table6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4" style:family="table-cell">
      <style:table-cell-properties fo:padding="0.097cm" fo:border-left="0.05pt solid #2b3789" fo:border-right="none" fo:border-top="none" fo:border-bottom="0.05pt solid #2b3789"/>
    </style:style>
    <style:style style:name="Table6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5" style:family="table-cell">
      <style:table-cell-properties fo:padding="0.097cm" fo:border-left="0.05pt solid #2b3789" fo:border-right="none" fo:border-top="none" fo:border-bottom="0.05pt solid #2b3789"/>
    </style:style>
    <style:style style:name="Table6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6" style:family="table-cell">
      <style:table-cell-properties fo:padding="0.097cm" fo:border-left="0.05pt solid #2b3789" fo:border-right="none" fo:border-top="none" fo:border-bottom="0.05pt solid #2b3789"/>
    </style:style>
    <style:style style:name="Table6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7" style:family="table-cell">
      <style:table-cell-properties fo:padding="0.097cm" fo:border-left="0.05pt solid #2b3789" fo:border-right="none" fo:border-top="none" fo:border-bottom="0.05pt solid #2b3789"/>
    </style:style>
    <style:style style:name="Table6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8" style:family="table-cell">
      <style:table-cell-properties fo:padding="0.097cm" fo:border-left="0.05pt solid #2b3789" fo:border-right="none" fo:border-top="none" fo:border-bottom="0.05pt solid #2b3789"/>
    </style:style>
    <style:style style:name="Table6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1" style:family="table">
      <style:table-properties style:width="9.91cm" table:align="margins" fo:background-color="#f5f6fa">
        <style:background-image/>
      </style:table-properties>
    </style:style>
    <style:style style:name="Table1.A" style:family="table-column">
      <style:table-column-properties style:column-width="9.91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5" style:family="table">
      <style:table-properties style:width="20.2cm" fo:break-before="auto" fo:break-after="auto" table:align="margins" fo:background-color="#dbe9d6">
        <style:background-image/>
      </style:table-properties>
    </style:style>
    <style:style style:name="Table5.A" style:family="table-column">
      <style:table-column-properties style:column-width="13.494cm" style:rel-column-width="43777*"/>
    </style:style>
    <style:style style:name="Table5.B" style:family="table-column">
      <style:table-column-properties style:column-width="6.706cm" style:rel-column-width="21758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be9d6" fo:padding="0.097cm" fo:border="none">
        <style:background-image/>
      </style:table-cell-properties>
    </style:style>
    <style:style style:name="Table5.B1" style:family="table-cell">
      <style:table-cell-properties fo:background-color="#e7d1c6" fo:padding="0.097cm" fo:border="none">
        <style:background-image/>
      </style:table-cell-properties>
    </style:style>
    <style:style style:name="Table8" style:family="table">
      <style:table-properties style:width="13.298cm" table:align="margins" fo:background-color="#f4f9f3">
        <style:background-image/>
      </style:table-properties>
    </style:style>
    <style:style style:name="Table8.A" style:family="table-column">
      <style:table-column-properties style:column-width="5.214cm" style:rel-column-width="25694*"/>
    </style:style>
    <style:style style:name="Table8.B" style:family="table-column">
      <style:table-column-properties style:column-width="8.084cm" style:rel-column-width="39841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097cm" fo:border="0.05pt solid #92bf7f">
        <style:background-image/>
      </style:table-cell-properties>
    </style:style>
    <style:style style:name="Table8.A2" style:family="table-cell">
      <style:table-cell-properties fo:padding="0.097cm" fo:border-left="0.05pt solid #92bf7f" fo:border-right="none" fo:border-top="none" fo:border-bottom="0.05pt solid #92bf7f"/>
    </style:style>
    <style:style style:name="Table8.B2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3" style:family="table-cell">
      <style:table-cell-properties fo:padding="0.097cm" fo:border-left="0.05pt solid #92bf7f" fo:border-right="none" fo:border-top="none" fo:border-bottom="0.05pt solid #92bf7f"/>
    </style:style>
    <style:style style:name="Table8.B3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4" style:family="table-cell">
      <style:table-cell-properties fo:padding="0.097cm" fo:border-left="0.05pt solid #92bf7f" fo:border-right="none" fo:border-top="none" fo:border-bottom="0.05pt solid #92bf7f"/>
    </style:style>
    <style:style style:name="Table8.B4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5" style:family="table-cell">
      <style:table-cell-properties fo:padding="0.097cm" fo:border-left="0.05pt solid #92bf7f" fo:border-right="none" fo:border-top="none" fo:border-bottom="0.05pt solid #92bf7f"/>
    </style:style>
    <style:style style:name="Table8.B5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6" style:family="table-cell">
      <style:table-cell-properties fo:padding="0.097cm" fo:border-left="0.05pt solid #92bf7f" fo:border-right="none" fo:border-top="none" fo:border-bottom="0.05pt solid #92bf7f"/>
    </style:style>
    <style:style style:name="Table8.B6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7" style:family="table-cell">
      <style:table-cell-properties fo:padding="0.097cm" fo:border-left="0.05pt solid #92bf7f" fo:border-right="none" fo:border-top="none" fo:border-bottom="0.05pt solid #92bf7f"/>
    </style:style>
    <style:style style:name="Table8.B7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8" style:family="table-cell">
      <style:table-cell-properties fo:padding="0.097cm" fo:border-left="0.05pt solid #92bf7f" fo:border-right="none" fo:border-top="none" fo:border-bottom="0.05pt solid #92bf7f"/>
    </style:style>
    <style:style style:name="Table8.B8" style:family="table-cell">
      <style:table-cell-properties fo:padding="0.097cm" fo:border-left="0.05pt solid #92bf7f" fo:border-right="0.05pt solid #92bf7f" fo:border-top="none" fo:border-bottom="0.05pt solid #92bf7f"/>
    </style:style>
    <style:style style:name="Table10" style:family="table">
      <style:table-properties style:width="6.541cm" table:align="left" fo:background-color="#f5ece7">
        <style:background-image/>
      </style:table-properties>
    </style:style>
    <style:style style:name="Table10.A" style:family="table-column">
      <style:table-column-properties style:column-width="6.541cm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transparent" fo:padding="0.097cm" fo:border="0.05pt solid #c48177">
        <style:background-image/>
      </style:table-cell-properties>
    </style:style>
    <style:style style:name="Table10.A2" style:family="table-cell">
      <style:table-cell-properties fo:padding="0.097cm" fo:border-left="0.05pt solid #c48177" fo:border-right="0.05pt solid #c48177" fo:border-top="none" fo:border-bottom="0.05pt solid #c48177"/>
    </style:style>
    <style:style style:name="Table10.A3" style:family="table-cell">
      <style:table-cell-properties fo:padding="0.097cm" fo:border-left="0.05pt solid #c48177" fo:border-right="0.05pt solid #c48177" fo:border-top="none" fo:border-bottom="0.05pt solid #c48177"/>
    </style:style>
    <style:style style:name="Table10.A4" style:family="table-cell">
      <style:table-cell-properties fo:padding="0.097cm" fo:border-left="0.05pt solid #c48177" fo:border-right="0.05pt solid #c48177" fo:border-top="none" fo:border-bottom="0.05pt solid #c48177"/>
    </style:style>
    <style:style style:name="Table10.A5" style:family="table-cell">
      <style:table-cell-properties fo:padding="0.097cm" fo:border-left="0.05pt solid #c48177" fo:border-right="0.05pt solid #c48177" fo:border-top="none" fo:border-bottom="0.05pt solid #c48177"/>
    </style:style>
    <style:style style:name="Table10.A6" style:family="table-cell">
      <style:table-cell-properties fo:padding="0.097cm" fo:border-left="0.05pt solid #c48177" fo:border-right="0.05pt solid #c48177" fo:border-top="none" fo:border-bottom="0.05pt solid #c48177"/>
    </style:style>
    <style:style style:name="Table8" style:family="table">
      <style:table-properties style:width="13.298cm" table:align="margins" fo:background-color="#f4f9f3">
        <style:background-image/>
      </style:table-properties>
    </style:style>
    <style:style style:name="Table8.A" style:family="table-column">
      <style:table-column-properties style:column-width="5.214cm" style:rel-column-width="25694*"/>
    </style:style>
    <style:style style:name="Table8.B" style:family="table-column">
      <style:table-column-properties style:column-width="8.084cm" style:rel-column-width="39841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097cm" fo:border="0.05pt solid #92bf7f">
        <style:background-image/>
      </style:table-cell-properties>
    </style:style>
    <style:style style:name="Table8.A2" style:family="table-cell">
      <style:table-cell-properties fo:padding="0.097cm" fo:border-left="0.05pt solid #92bf7f" fo:border-right="none" fo:border-top="none" fo:border-bottom="0.05pt solid #92bf7f"/>
    </style:style>
    <style:style style:name="Table8.B2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3" style:family="table-cell">
      <style:table-cell-properties fo:padding="0.097cm" fo:border-left="0.05pt solid #92bf7f" fo:border-right="none" fo:border-top="none" fo:border-bottom="0.05pt solid #92bf7f"/>
    </style:style>
    <style:style style:name="Table8.B3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4" style:family="table-cell">
      <style:table-cell-properties fo:padding="0.097cm" fo:border-left="0.05pt solid #92bf7f" fo:border-right="none" fo:border-top="none" fo:border-bottom="0.05pt solid #92bf7f"/>
    </style:style>
    <style:style style:name="Table8.B4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5" style:family="table-cell">
      <style:table-cell-properties fo:padding="0.097cm" fo:border-left="0.05pt solid #92bf7f" fo:border-right="none" fo:border-top="none" fo:border-bottom="0.05pt solid #92bf7f"/>
    </style:style>
    <style:style style:name="Table8.B5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6" style:family="table-cell">
      <style:table-cell-properties fo:padding="0.097cm" fo:border-left="0.05pt solid #92bf7f" fo:border-right="none" fo:border-top="none" fo:border-bottom="0.05pt solid #92bf7f"/>
    </style:style>
    <style:style style:name="Table8.B6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7" style:family="table-cell">
      <style:table-cell-properties fo:padding="0.097cm" fo:border-left="0.05pt solid #92bf7f" fo:border-right="none" fo:border-top="none" fo:border-bottom="0.05pt solid #92bf7f"/>
    </style:style>
    <style:style style:name="Table8.B7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8" style:family="table-cell">
      <style:table-cell-properties fo:padding="0.097cm" fo:border-left="0.05pt solid #92bf7f" fo:border-right="none" fo:border-top="none" fo:border-bottom="0.05pt solid #92bf7f"/>
    </style:style>
    <style:style style:name="Table8.B8" style:family="table-cell">
      <style:table-cell-properties fo:padding="0.097cm" fo:border-left="0.05pt solid #92bf7f" fo:border-right="0.05pt solid #92bf7f" fo:border-top="none" fo:border-bottom="0.05pt solid #92bf7f"/>
    </style:style>
    <style:style style:name="Table10" style:family="table">
      <style:table-properties style:width="6.541cm" table:align="left" fo:background-color="#f5ece7">
        <style:background-image/>
      </style:table-properties>
    </style:style>
    <style:style style:name="Table10.A" style:family="table-column">
      <style:table-column-properties style:column-width="6.541cm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transparent" fo:padding="0.097cm" fo:border="0.05pt solid #c48177">
        <style:background-image/>
      </style:table-cell-properties>
    </style:style>
    <style:style style:name="Table10.A2" style:family="table-cell">
      <style:table-cell-properties fo:padding="0.097cm" fo:border-left="0.05pt solid #c48177" fo:border-right="0.05pt solid #c48177" fo:border-top="none" fo:border-bottom="0.05pt solid #c48177"/>
    </style:style>
    <style:style style:name="Table10.A3" style:family="table-cell">
      <style:table-cell-properties fo:padding="0.097cm" fo:border-left="0.05pt solid #c48177" fo:border-right="0.05pt solid #c48177" fo:border-top="none" fo:border-bottom="0.05pt solid #c48177"/>
    </style:style>
    <style:style style:name="Table10.A4" style:family="table-cell">
      <style:table-cell-properties fo:padding="0.097cm" fo:border-left="0.05pt solid #c48177" fo:border-right="0.05pt solid #c48177" fo:border-top="none" fo:border-bottom="0.05pt solid #c48177"/>
    </style:style>
    <style:style style:name="Table10.A5" style:family="table-cell">
      <style:table-cell-properties fo:padding="0.097cm" fo:border-left="0.05pt solid #c48177" fo:border-right="0.05pt solid #c48177" fo:border-top="none" fo:border-bottom="0.05pt solid #c48177"/>
    </style:style>
    <style:style style:name="Table10.A6" style:family="table-cell">
      <style:table-cell-properties fo:padding="0.097cm" fo:border-left="0.05pt solid #c48177" fo:border-right="0.05pt solid #c48177" fo:border-top="none" fo:border-bottom="0.05pt solid #c48177"/>
    </style:style>
    <style:style style:name="P1" style:family="paragraph" style:parent-style-name="Header">
      <style:text-properties officeooo:paragraph-rsid="0016abef"/>
    </style:style>
    <style:style style:name="P2" style:family="paragraph" style:parent-style-name="Standard">
      <style:text-properties officeooo:paragraph-rsid="0016abef"/>
    </style:style>
    <style:style style:name="P3" style:family="paragraph" style:parent-style-name="Standard">
      <style:paragraph-properties fo:margin-top="0cm" fo:margin-bottom="0.106cm" style:contextual-spacing="false"/>
      <style:text-properties style:font-name="Calibri3" fo:font-size="9pt" fo:font-weight="normal" officeooo:rsid="003e6f1c" officeooo:paragraph-rsid="003e6f1c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margin-top="0cm" fo:margin-bottom="0.106cm" style:contextual-spacing="false"/>
      <style:text-properties style:font-name="Calibri3" fo:font-size="9pt" fo:font-weight="normal" officeooo:rsid="00417323" officeooo:paragraph-rsid="00417323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margin-top="0cm" fo:margin-bottom="0.106cm" style:contextual-spacing="false"/>
      <style:text-properties style:font-name="Calibri3" fo:font-size="9pt" fo:font-weight="normal" officeooo:rsid="0042c600" officeooo:paragraph-rsid="0042c600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margin-top="0cm" fo:margin-bottom="0.106cm" style:contextual-spacing="false"/>
      <style:text-properties style:font-name="Calibri3" fo:font-size="9pt" fo:font-weight="normal" officeooo:rsid="0037f642" officeooo:paragraph-rsid="003e6f1c" style:font-name-asian="Microsoft YaHei" style:font-size-asian="9pt" style:font-weight-asian="normal" style:font-name-complex="Lucida Sans" style:font-size-complex="9pt" style:font-weight-complex="normal"/>
    </style:style>
    <style:style style:name="P7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paragraph-rsid="00189b5e" style:font-size-asian="9pt" style:font-size-complex="9pt"/>
    </style:style>
    <style:style style:name="P8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paragraph-rsid="001a3404" style:font-size-asian="9pt" style:font-size-complex="9pt"/>
    </style:style>
    <style:style style:name="P9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paragraph-rsid="001ee4fa" style:font-size-asian="9pt" style:font-size-complex="9pt"/>
    </style:style>
    <style:style style:name="P10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3" fo:font-size="9pt" officeooo:rsid="0020e979" officeooo:paragraph-rsid="00311dc7" style:font-size-asian="9pt" style:font-size-complex="9pt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.035cm" fo:margin-bottom="0.071cm" style:contextual-spacing="false"/>
      <style:text-properties style:font-name="Calibri3" fo:font-size="9pt" officeooo:paragraph-rsid="00284da2" style:font-size-asian="9pt" style:font-size-complex="9pt"/>
    </style:style>
    <style:style style:name="P12" style:family="paragraph" style:parent-style-name="Standard">
      <style:paragraph-properties fo:margin-top="0.035cm" fo:margin-bottom="0.071cm" style:contextual-spacing="false"/>
      <style:text-properties style:font-name="Calibri3" fo:font-size="9pt" officeooo:paragraph-rsid="0053e896" style:font-size-asian="9pt" style:font-size-complex="9pt"/>
    </style:style>
    <style:style style:name="P13" style:family="paragraph" style:parent-style-name="Standard">
      <style:paragraph-properties fo:margin-top="0.035cm" fo:margin-bottom="0.035cm" style:contextual-spacing="false"/>
      <style:text-properties style:font-name="Calibri3" fo:font-size="9pt" officeooo:rsid="003c7ead" officeooo:paragraph-rsid="003c7ead" style:font-size-asian="9pt" style:font-name-complex="Courier New" style:font-size-complex="9pt"/>
    </style:style>
    <style:style style:name="P14" style:family="paragraph" style:parent-style-name="Standard">
      <style:paragraph-properties fo:margin-top="0.035cm" fo:margin-bottom="0.035cm" style:contextual-spacing="false"/>
      <style:text-properties style:font-name="Calibri3" fo:font-size="9pt" officeooo:rsid="003e6f1c" officeooo:paragraph-rsid="003e6f1c" style:font-size-asian="9pt" style:font-name-complex="Courier New" style:font-size-complex="9pt"/>
    </style:style>
    <style:style style:name="P15" style:family="paragraph" style:parent-style-name="Standard">
      <style:paragraph-properties fo:margin-top="0.035cm" fo:margin-bottom="0.035cm" style:contextual-spacing="false"/>
      <style:text-properties style:font-name="Calibri3" fo:font-size="9pt" officeooo:rsid="00417323" officeooo:paragraph-rsid="00417323" style:font-size-asian="9pt" style:font-name-complex="Courier New" style:font-size-complex="9pt"/>
    </style:style>
    <style:style style:name="P16" style:family="paragraph" style:parent-style-name="Standard">
      <style:paragraph-properties fo:margin-top="0.035cm" fo:margin-bottom="0.035cm" style:contextual-spacing="false"/>
      <style:text-properties style:font-name="Calibri3" fo:font-size="9pt" officeooo:rsid="0042c600" officeooo:paragraph-rsid="0042c600" style:font-size-asian="9pt" style:font-name-complex="Courier New" style:font-size-complex="9pt"/>
    </style:style>
    <style:style style:name="P17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paragraph-rsid="00189b5e" style:font-size-asian="9pt" style:font-name-complex="Courier New" style:font-size-complex="9pt"/>
    </style:style>
    <style:style style:name="P18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paragraph-rsid="001a3404" style:font-size-asian="9pt" style:font-name-complex="Courier New" style:font-size-complex="9pt"/>
    </style:style>
    <style:style style:name="P19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paragraph-rsid="001be741" style:font-size-asian="9pt" style:font-name-complex="Courier New" style:font-size-complex="9pt"/>
    </style:style>
    <style:style style:name="P20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rsid="00189b5e" officeooo:paragraph-rsid="001d3346" style:font-size-asian="9pt" style:font-name-complex="Courier New" style:font-size-complex="9pt"/>
    </style:style>
    <style:style style:name="P21" style:family="paragraph" style:parent-style-name="Standard">
      <style:paragraph-properties fo:margin-top="0.035cm" fo:margin-bottom="0.035cm" style:contextual-spacing="false"/>
      <style:text-properties style:font-name="Calibri3" fo:font-size="9pt" officeooo:rsid="00357f45" officeooo:paragraph-rsid="00363550" style:font-size-asian="9pt" style:font-name-complex="Courier New" style:font-size-complex="9pt"/>
    </style:style>
    <style:style style:name="P22" style:family="paragraph" style:parent-style-name="Standard">
      <style:paragraph-properties fo:margin-top="0.035cm" fo:margin-bottom="0.035cm" style:contextual-spacing="false"/>
      <style:text-properties style:font-name="Calibri3" fo:font-size="9pt" officeooo:paragraph-rsid="00363550" style:font-size-asian="9pt" style:font-name-complex="Courier New" style:font-size-complex="9pt"/>
    </style:style>
    <style:style style:name="P23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3" fo:font-size="9pt" officeooo:rsid="0020e979" officeooo:paragraph-rsid="00311dc7" style:font-size-asian="9pt" style:font-name-complex="Courier New" style:font-size-complex="9pt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.035cm" fo:margin-bottom="0.071cm" style:contextual-spacing="false"/>
      <style:text-properties style:font-name="Calibri3" fo:font-size="9pt" fo:font-style="normal" fo:font-weight="normal" officeooo:paragraph-rsid="0023ca8c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>
      <style:paragraph-properties fo:margin-top="0.035cm" fo:margin-bottom="0.071cm" style:contextual-spacing="false"/>
      <style:text-properties style:font-name="Calibri3" fo:font-size="9pt" fo:font-style="normal" fo:font-weight="normal" officeooo:paragraph-rsid="00357f45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fo:font-style="normal" fo:font-weight="normal" officeooo:rsid="0037f642" officeooo:paragraph-rsid="00456707" style:font-name-asian="Microsoft YaHei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7" style:family="paragraph" style:parent-style-name="Table_20_Contents">
      <style:paragraph-properties fo:margin-top="0.035cm" fo:margin-bottom="0.035cm" style:contextual-spacing="false" fo:text-align="start" style:justify-single-word="false"/>
      <style:text-properties style:font-name="Calibri3" fo:font-size="9pt" fo:font-style="normal" officeooo:rsid="0033bc01" officeooo:paragraph-rsid="0039b3d9" style:font-size-asian="9pt" style:font-style-asian="normal" style:font-name-complex="Courier New" style:font-size-complex="9pt" style:font-style-complex="normal"/>
    </style:style>
    <style:style style:name="P28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3" fo:font-size="9pt" fo:font-style="italic" officeooo:rsid="0033bc01" officeooo:paragraph-rsid="0033bc01" style:font-size-asian="9pt" style:font-style-asian="italic" style:font-size-complex="9pt" style:font-style-complex="italic"/>
    </style:style>
    <style:style style:name="P29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3" fo:font-size="9pt" fo:font-style="italic" officeooo:rsid="0033bc01" officeooo:paragraph-rsid="0033bc01" style:font-size-asian="9pt" style:font-style-asian="italic" style:font-name-complex="Courier New" style:font-size-complex="9pt" style:font-style-complex="italic"/>
    </style:style>
    <style:style style:name="P30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3" fo:font-size="9pt" fo:font-style="italic" officeooo:rsid="001be741" officeooo:paragraph-rsid="0033bc01" style:font-size-asian="9pt" style:font-style-asian="italic" style:font-name-complex="Courier New" style:font-size-complex="9pt" style:font-style-complex="italic"/>
    </style:style>
    <style:style style:name="P31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3" fo:font-size="9pt" fo:font-style="italic" officeooo:rsid="00189b5e" officeooo:paragraph-rsid="003bc8b9" style:font-size-asian="9pt" style:font-style-asian="italic" style:font-name-complex="Courier New" style:font-size-complex="9pt" style:font-style-complex="italic"/>
    </style:style>
    <style:style style:name="P32" style:family="paragraph" style:parent-style-name="Standard">
      <style:text-properties style:font-name="Bahnschrift Light1" fo:font-size="8pt" officeooo:paragraph-rsid="0048eee1" style:font-size-asian="8pt" style:font-size-complex="8pt"/>
    </style:style>
    <style:style style:name="P33" style:family="paragraph" style:parent-style-name="Table_20_Contents">
      <style:text-properties style:font-name="Bahnschrift Light1" fo:font-size="8pt" officeooo:paragraph-rsid="00311dc7" style:font-size-asian="8pt" style:font-size-complex="8pt"/>
    </style:style>
    <style:style style:name="P34" style:family="paragraph" style:parent-style-name="Table_20_Contents">
      <style:text-properties style:font-name="Bahnschrift Light1" fo:font-size="8pt" officeooo:paragraph-rsid="0031daba" style:font-size-asian="8pt" style:font-size-complex="8pt"/>
    </style:style>
    <style:style style:name="P35" style:family="paragraph" style:parent-style-name="Preformatted_20_Text">
      <style:text-properties style:font-name="Bahnschrift Light1" fo:font-size="8pt" style:font-size-asian="8pt" style:font-size-complex="8pt"/>
    </style:style>
    <style:style style:name="P36" style:family="paragraph" style:parent-style-name="Preformatted_20_Text">
      <style:paragraph-properties fo:text-align="start" style:justify-single-word="false"/>
      <style:text-properties style:font-name="Bahnschrift Light1" fo:font-size="8pt" officeooo:paragraph-rsid="00350115" style:font-size-asian="8pt" style:font-size-complex="8pt"/>
    </style:style>
    <style:style style:name="P37" style:family="paragraph" style:parent-style-name="Preformatted_20_Text">
      <style:text-properties style:font-name="Bahnschrift Light1" fo:font-size="8pt" officeooo:paragraph-rsid="00350115" style:font-size-asian="8pt" style:font-size-complex="8pt"/>
    </style:style>
    <style:style style:name="P38" style:family="paragraph" style:parent-style-name="Preformatted_20_Text">
      <style:text-properties style:font-name="Bahnschrift Light1" fo:font-size="8pt" officeooo:paragraph-rsid="00606480" style:font-size-asian="8pt" style:font-size-complex="8pt"/>
    </style:style>
    <style:style style:name="P39" style:family="paragraph" style:parent-style-name="Standard">
      <style:text-properties style:font-name="Bahnschrift Light1" fo:font-size="8pt" style:font-size-asian="8pt" style:font-size-complex="8pt"/>
    </style:style>
    <style:style style:name="P40" style:family="paragraph" style:parent-style-name="Preformatted_20_Text">
      <style:text-properties officeooo:paragraph-rsid="0048eee1"/>
    </style:style>
    <style:style style:name="P41" style:family="paragraph" style:parent-style-name="Standard">
      <style:text-properties officeooo:paragraph-rsid="0048eee1"/>
    </style:style>
    <style:style style:name="P42" style:family="paragraph" style:parent-style-name="Standard">
      <style:text-properties officeooo:paragraph-rsid="00311dc7"/>
    </style:style>
    <style:style style:name="P43" style:family="paragraph" style:parent-style-name="Table_20_Contents">
      <style:text-properties officeooo:paragraph-rsid="00311dc7"/>
    </style:style>
    <style:style style:name="P44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2" fo:font-size="9pt" fo:font-style="italic" officeooo:rsid="00350115" officeooo:paragraph-rsid="003bc8b9" style:font-size-asian="9pt" style:font-style-asian="italic" style:font-name-complex="Courier New" style:font-size-complex="9pt" style:font-style-complex="italic"/>
    </style:style>
    <style:style style:name="P45" style:family="paragraph" style:parent-style-name="Table_20_Contents">
      <style:text-properties style:font-name="Calibri2" fo:font-size="9pt" officeooo:rsid="003c7ead" officeooo:paragraph-rsid="003c7ead" style:font-size-asian="9pt" style:font-size-complex="9pt"/>
    </style:style>
    <style:style style:name="P46" style:family="paragraph" style:parent-style-name="Table_20_Contents">
      <style:text-properties style:font-name="Calibri2" fo:font-size="9pt" officeooo:rsid="003e6f1c" officeooo:paragraph-rsid="003e6f1c" style:font-size-asian="9pt" style:font-size-complex="9pt"/>
    </style:style>
    <style:style style:name="P47" style:family="paragraph" style:parent-style-name="Table_20_Contents">
      <style:text-properties style:font-name="Calibri2" fo:font-size="9pt" officeooo:rsid="0042c600" officeooo:paragraph-rsid="004b8f48" style:font-size-asian="9pt" style:font-size-complex="9pt"/>
    </style:style>
    <style:style style:name="P48" style:family="paragraph" style:parent-style-name="Standard">
      <style:paragraph-properties fo:margin-top="0.035cm" fo:margin-bottom="0.071cm" style:contextual-spacing="false"/>
      <style:text-properties officeooo:paragraph-rsid="00357f45"/>
    </style:style>
    <style:style style:name="P49" style:family="paragraph" style:parent-style-name="Standard">
      <style:text-properties officeooo:paragraph-rsid="00474d45"/>
    </style:style>
    <style:style style:name="P50" style:family="paragraph" style:parent-style-name="Standard">
      <style:text-properties officeooo:paragraph-rsid="004a09d4"/>
    </style:style>
    <style:style style:name="P51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fo:font-size="9pt" officeooo:paragraph-rsid="001a3404" style:font-size-asian="9pt" style:font-size-complex="9pt"/>
    </style:style>
    <style:style style:name="P53" style:family="paragraph" style:parent-style-name="Table_20_Contents">
      <style:paragraph-properties fo:text-align="start" style:justify-single-word="false"/>
      <style:text-properties fo:font-size="9pt" officeooo:paragraph-rsid="0023ca8c" style:font-size-asian="9pt" style:font-size-complex="9pt"/>
    </style:style>
    <style:style style:name="P54" style:family="paragraph" style:parent-style-name="Table_20_Contents">
      <style:paragraph-properties fo:text-align="start" style:justify-single-word="false"/>
      <style:text-properties fo:font-size="9pt" officeooo:paragraph-rsid="003a6be9" style:font-size-asian="9pt" style:font-size-complex="9pt"/>
    </style:style>
    <style:style style:name="P55" style:family="paragraph" style:parent-style-name="Table_20_Contents">
      <style:paragraph-properties fo:text-align="start" style:justify-single-word="false"/>
      <style:text-properties fo:font-size="9pt" officeooo:paragraph-rsid="003bc8b9" style:font-size-asian="9pt" style:font-size-complex="9pt"/>
    </style:style>
    <style:style style:name="P56" style:family="paragraph" style:parent-style-name="Table_20_Contents">
      <style:paragraph-properties fo:text-align="start" style:justify-single-word="false"/>
      <style:text-properties fo:font-size="9pt" officeooo:rsid="00189b5e" officeooo:paragraph-rsid="00189b5e" style:font-size-asian="9pt" style:font-size-complex="9pt"/>
    </style:style>
    <style:style style:name="P57" style:family="paragraph" style:parent-style-name="Table_20_Contents">
      <style:paragraph-properties fo:text-align="start" style:justify-single-word="false"/>
      <style:text-properties fo:font-size="9pt" officeooo:rsid="00189b5e" officeooo:paragraph-rsid="002a0ac9" style:font-size-asian="9pt" style:font-size-complex="9pt"/>
    </style:style>
    <style:style style:name="P58" style:family="paragraph" style:parent-style-name="Table_20_Contents">
      <style:paragraph-properties fo:text-align="start" style:justify-single-word="false"/>
      <style:text-properties fo:font-size="9pt" officeooo:rsid="00189b5e" officeooo:paragraph-rsid="0053cc72" style:font-size-asian="9pt" style:font-size-complex="9pt"/>
    </style:style>
    <style:style style:name="P59" style:family="paragraph" style:parent-style-name="Table_20_Contents">
      <style:paragraph-properties fo:text-align="start" style:justify-single-word="false"/>
      <style:text-properties fo:font-size="9pt" officeooo:rsid="00189b5e" officeooo:paragraph-rsid="0055daaa" style:font-size-asian="9pt" style:font-size-complex="9pt"/>
    </style:style>
    <style:style style:name="P60" style:family="paragraph" style:parent-style-name="Table_20_Contents">
      <style:paragraph-properties fo:text-align="start" style:justify-single-word="false"/>
      <style:text-properties fo:font-size="9pt" officeooo:rsid="001be741" officeooo:paragraph-rsid="001be741" style:font-size-asian="9pt" style:font-size-complex="9pt"/>
    </style:style>
    <style:style style:name="P61" style:family="paragraph" style:parent-style-name="Table_20_Contents">
      <style:paragraph-properties fo:text-align="start" style:justify-single-word="false"/>
      <style:text-properties fo:font-size="9pt" officeooo:rsid="001e1812" officeooo:paragraph-rsid="003bc8b9" style:font-size-asian="9pt" style:font-size-complex="9pt"/>
    </style:style>
    <style:style style:name="P62" style:family="paragraph" style:parent-style-name="Table_20_Contents">
      <style:paragraph-properties fo:text-align="start" style:justify-single-word="false"/>
      <style:text-properties fo:font-size="9pt" officeooo:rsid="003a6be9" officeooo:paragraph-rsid="003a6be9" style:font-size-asian="9pt" style:font-size-complex="9pt"/>
    </style:style>
    <style:style style:name="P63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fo:font-size="9pt" officeooo:paragraph-rsid="001771db" style:font-size-asian="9pt" style:font-name-complex="Courier New" style:font-size-complex="9pt" fo:hyphenate="false" fo:hyphenation-remain-char-count="2" fo:hyphenation-push-char-count="2" loext:hyphenation-no-caps="false"/>
    </style:style>
    <style:style style:name="P64" style:family="paragraph" style:parent-style-name="Table_20_Contents">
      <style:paragraph-properties fo:text-align="start" style:justify-single-word="false"/>
      <style:text-properties fo:font-size="9pt" fo:font-weight="bold" officeooo:rsid="00189b5e" officeooo:paragraph-rsid="00189b5e" style:font-size-asian="9pt" style:font-weight-asian="bold" style:font-size-complex="9pt" style:font-weight-complex="bold"/>
    </style:style>
    <style:style style:name="P65" style:family="paragraph" style:parent-style-name="Table_20_Contents">
      <style:text-properties fo:font-size="9pt" fo:font-style="normal" officeooo:paragraph-rsid="00474d45" style:font-size-asian="9pt" style:font-style-asian="normal" style:font-size-complex="9pt" style:font-style-complex="normal"/>
    </style:style>
    <style:style style:name="P66" style:family="paragraph" style:parent-style-name="Table_20_Contents">
      <style:text-properties fo:font-size="9pt" fo:font-style="normal" fo:font-weight="bold" officeooo:paragraph-rsid="00474d45" style:font-size-asian="9pt" style:font-style-asian="normal" style:font-weight-asian="bold" style:font-size-complex="9pt" style:font-style-complex="normal" style:font-weight-complex="bold"/>
    </style:style>
    <style:style style:name="P67" style:family="paragraph" style:parent-style-name="Table_20_Contents">
      <style:text-properties fo:font-size="9pt" fo:font-style="normal" fo:font-weight="normal" officeooo:paragraph-rsid="00474d45" style:font-size-asian="9pt" style:font-style-asian="normal" style:font-weight-asian="normal" style:font-size-complex="9pt" style:font-style-complex="normal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fo:font-size="9pt" fo:font-style="italic" officeooo:rsid="003a6be9" officeooo:paragraph-rsid="003a6be9" style:font-size-asian="9pt" style:font-style-asian="italic" style:font-size-complex="9pt" style:font-style-complex="italic"/>
    </style:style>
    <style:style style:name="P69" style:family="paragraph" style:parent-style-name="Table_20_Contents">
      <style:text-properties fo:font-size="9pt" fo:language="fr" fo:country="FR" fo:font-style="normal" fo:font-weight="bold" officeooo:paragraph-rsid="00474d45" style:font-size-asian="9pt" style:font-style-asian="normal" style:font-weight-asian="bold" style:font-size-complex="9pt" style:font-style-complex="normal"/>
    </style:style>
    <style:style style:name="P70" style:family="paragraph" style:parent-style-name="Table_20_Contents">
      <style:text-properties fo:font-weight="bold" officeooo:rsid="0020bdac" officeooo:paragraph-rsid="003e6f1c" style:font-weight-asian="bold" style:font-weight-complex="bold"/>
    </style:style>
    <style:style style:name="P71" style:family="paragraph" style:parent-style-name="Table_20_Contents">
      <style:text-properties fo:font-weight="bold" officeooo:paragraph-rsid="004e7481" style:font-weight-asian="bold" style:font-weight-complex="bold"/>
    </style:style>
    <style:style style:name="P72" style:family="paragraph" style:parent-style-name="Table_20_Contents">
      <style:text-properties officeooo:rsid="0020e979" officeooo:paragraph-rsid="00311dc7"/>
    </style:style>
    <style:style style:name="P73" style:family="paragraph" style:parent-style-name="Table_20_Contents">
      <style:text-properties officeooo:rsid="0023ca8c" officeooo:paragraph-rsid="00311dc7"/>
    </style:style>
    <style:style style:name="P74" style:family="paragraph" style:parent-style-name="Table_20_Contents">
      <style:text-properties officeooo:rsid="0037f642" officeooo:paragraph-rsid="0037f642" style:font-size-asian="9pt" style:font-size-complex="9pt"/>
    </style:style>
    <style:style style:name="P75" style:family="paragraph" style:parent-style-name="Heading_20_1">
      <style:paragraph-properties fo:margin-top="0cm" fo:margin-bottom="0cm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76" style:family="paragraph" style:parent-style-name="Heading_20_1">
      <style:paragraph-properties fo:margin-top="0cm" fo:margin-bottom="0cm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77" style:family="paragraph" style:parent-style-name="Heading_20_1">
      <style:paragraph-properties fo:margin-top="0cm" fo:margin-bottom="0cm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P78" style:family="paragraph" style:parent-style-name="Heading_20_2">
      <style:text-properties style:font-name="Calibri3" fo:font-size="10.5pt" fo:font-weight="bold" officeooo:rsid="003e6f1c" officeooo:paragraph-rsid="003e6f1c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79" style:family="paragraph" style:parent-style-name="Heading_20_2">
      <style:text-properties style:font-name="Calibri3" officeooo:paragraph-rsid="003bc8b9"/>
    </style:style>
    <style:style style:name="P80" style:family="paragraph" style:parent-style-name="Heading_20_2">
      <style:text-properties style:font-name="Calibri3" officeooo:paragraph-rsid="00456707"/>
    </style:style>
    <style:style style:name="P81" style:family="paragraph" style:parent-style-name="Heading_20_2">
      <style:text-properties style:font-name="Calibri3" officeooo:paragraph-rsid="003c7ead"/>
    </style:style>
    <style:style style:name="P82" style:family="paragraph" style:parent-style-name="Heading_20_2">
      <style:text-properties style:font-name="Calibri3" fo:font-size="9pt" fo:font-weight="normal" officeooo:rsid="001e1812" officeooo:paragraph-rsid="00456707" style:font-size-asian="9pt" style:font-weight-asian="normal" style:font-size-complex="9pt" style:font-weight-complex="normal"/>
    </style:style>
    <style:style style:name="P83" style:family="paragraph" style:parent-style-name="Heading_20_2">
      <style:text-properties style:font-name="Calibri3" officeooo:paragraph-rsid="00474d45"/>
    </style:style>
    <style:style style:name="P84" style:family="paragraph" style:parent-style-name="Heading_20_2">
      <style:text-properties officeooo:paragraph-rsid="0063e06b"/>
    </style:style>
    <style:style style:name="P85" style:family="paragraph" style:parent-style-name="Heading_20_2">
      <style:text-properties style:font-name="Calibri" fo:font-size="10.5pt" fo:font-weight="bold" officeooo:rsid="00357f45" officeooo:paragraph-rsid="00357f45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86" style:family="paragraph" style:parent-style-name="Heading_20_2">
      <style:text-properties officeooo:rsid="00474d45" officeooo:paragraph-rsid="00474d45"/>
    </style:style>
    <style:style style:name="P87" style:family="paragraph" style:parent-style-name="Heading_20_2">
      <style:text-properties officeooo:rsid="0052f637" officeooo:paragraph-rsid="0052f637"/>
    </style:style>
    <style:style style:name="P88" style:family="paragraph" style:parent-style-name="Standard">
      <style:paragraph-properties fo:text-align="start" style:justify-single-word="false"/>
    </style:style>
    <style:style style:name="T1" style:family="text">
      <style:text-properties officeooo:rsid="00187db9"/>
    </style:style>
    <style:style style:name="T2" style:family="text">
      <style:text-properties style:font-name="Calibri1" fo:font-style="normal" officeooo:rsid="0037f642" style:font-name-asian="Microsoft YaHei" style:font-name-complex="Lucida Sans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16abef"/>
    </style:style>
    <style:style style:name="T5" style:family="text">
      <style:text-properties fo:color="#000000" loext:opacity="100%" style:font-name="Bahnschrift Light1" fo:font-weight="bold" style:font-weight-asian="bold" style:font-weight-complex="bold"/>
    </style:style>
    <style:style style:name="T6" style:family="text">
      <style:text-properties fo:color="#000000" loext:opacity="100%" style:font-name="Calibri3" fo:font-size="9pt" officeooo:rsid="0063e06b" style:font-size-asian="9pt" style:font-size-complex="9pt"/>
    </style:style>
    <style:style style:name="T7" style:family="text">
      <style:text-properties fo:color="#000000" loext:opacity="100%" style:font-name="Calibri4" fo:font-size="9pt" style:font-size-asian="9pt" style:font-size-complex="9pt"/>
    </style:style>
    <style:style style:name="T8" style:family="text">
      <style:text-properties style:use-window-font-color="true" loext:opacity="0%" officeooo:rsid="0016abef"/>
    </style:style>
    <style:style style:name="T9" style:family="text">
      <style:text-properties style:use-window-font-color="true" loext:opacity="0%" style:font-name="Bahnschrift Light1" fo:font-size="8pt" style:font-size-asian="8pt" style:font-size-complex="8pt"/>
    </style:style>
    <style:style style:name="T10" style:family="text">
      <style:text-properties style:font-name-complex="Courier New"/>
    </style:style>
    <style:style style:name="T11" style:family="text">
      <style:text-properties officeooo:rsid="00189b5e" style:font-name-complex="Courier New"/>
    </style:style>
    <style:style style:name="T12" style:family="text">
      <style:text-properties officeooo:rsid="001be741" style:font-name-complex="Courier New"/>
    </style:style>
    <style:style style:name="T13" style:family="text">
      <style:text-properties officeooo:rsid="001d3346" style:font-name-complex="Courier New"/>
    </style:style>
    <style:style style:name="T14" style:family="text">
      <style:text-properties officeooo:rsid="001ee4fa" style:font-name-complex="Courier New"/>
    </style:style>
    <style:style style:name="T15" style:family="text">
      <style:text-properties officeooo:rsid="002158b6" style:font-name-complex="Courier New"/>
    </style:style>
    <style:style style:name="T16" style:family="text">
      <style:text-properties fo:color="#808080" loext:opacity="100%"/>
    </style:style>
    <style:style style:name="T17" style:family="text">
      <style:text-properties fo:color="#808080" loext:opacity="100%" fo:font-style="italic" style:font-style-asian="italic" style:font-style-complex="italic"/>
    </style:style>
    <style:style style:name="T18" style:family="text">
      <style:text-properties fo:color="#808080" loext:opacity="100%" fo:font-style="italic" officeooo:rsid="003a6be9" style:font-style-asian="italic" style:font-style-complex="italic"/>
    </style:style>
    <style:style style:name="T19" style:family="text">
      <style:text-properties fo:color="#808080" loext:opacity="100%" style:font-name="Calibri3" fo:font-size="9pt" fo:font-style="normal" fo:font-weight="normal" officeooo:rsid="00357f45" style:font-size-asian="9pt" style:font-style-asian="normal" style:font-weight-asian="normal" style:font-size-complex="9pt" style:font-style-complex="normal" style:font-weight-complex="normal"/>
    </style:style>
    <style:style style:name="T20" style:family="text">
      <style:text-properties fo:color="#808080" loext:opacity="100%" style:font-name="Calibri3" fo:font-size="9pt" style:font-size-asian="9pt" style:font-size-complex="9pt"/>
    </style:style>
    <style:style style:name="T21" style:family="text">
      <style:text-properties fo:color="#808080" loext:opacity="100%" style:font-name="Calibri3" fo:font-size="9pt" style:font-size-asian="9pt" style:font-size-complex="9pt"/>
    </style:style>
    <style:style style:name="T22" style:family="text">
      <style:text-properties fo:color="#808080" loext:opacity="100%" officeooo:rsid="00357f45"/>
    </style:style>
    <style:style style:name="T23" style:family="text">
      <style:text-properties fo:color="#808080" loext:opacity="100%" fo:font-style="normal" fo:font-weight="normal" officeooo:rsid="00357f45" style:font-style-asian="normal" style:font-weight-asian="normal" style:font-style-complex="normal" style:font-weight-complex="normal"/>
    </style:style>
    <style:style style:name="T24" style:family="text">
      <style:text-properties fo:color="#808080" loext:opacity="100%" officeooo:rsid="003a6be9"/>
    </style:style>
    <style:style style:name="T25" style:family="text">
      <style:text-properties fo:color="#808080" loext:opacity="100%" style:font-name="Bahnschrift Light1"/>
    </style:style>
    <style:style style:name="T26" style:family="text">
      <style:text-properties fo:color="#808080" loext:opacity="100%" style:font-name="Bahnschrift Light1" fo:font-size="8pt" style:font-size-asian="8pt" style:font-size-complex="8pt"/>
    </style:style>
    <style:style style:name="T27" style:family="text">
      <style:text-properties fo:color="#808080" loext:opacity="100%" officeooo:rsid="00606480"/>
    </style:style>
    <style:style style:name="T28" style:family="text">
      <style:text-properties fo:color="#808080" loext:opacity="100%" style:font-name="Calibri4" fo:font-size="9pt" style:font-size-asian="9pt" style:font-size-complex="9pt"/>
    </style:style>
    <style:style style:name="T29" style:family="text">
      <style:text-properties fo:font-size="8pt" officeooo:rsid="0023ca8c" style:font-size-asian="8pt" style:font-size-complex="8pt"/>
    </style:style>
    <style:style style:name="T30" style:family="text">
      <style:text-properties officeooo:rsid="00189b5e"/>
    </style:style>
    <style:style style:name="T31" style:family="text">
      <style:text-properties officeooo:rsid="001a3404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1a3404" style:font-weight-asian="bold" style:font-weight-complex="bold"/>
    </style:style>
    <style:style style:name="T34" style:family="text">
      <style:text-properties fo:font-weight="bold" officeooo:rsid="00336512" style:font-weight-asian="bold" style:font-weight-complex="bold"/>
    </style:style>
    <style:style style:name="T35" style:family="text">
      <style:text-properties fo:font-weight="bold" officeooo:rsid="0031daba" style:font-name-asian="NSimSun1" style:font-weight-asian="bold" style:font-name-complex="Liberation Mono" style:font-weight-complex="bold"/>
    </style:style>
    <style:style style:name="T36" style:family="text">
      <style:text-properties style:font-name="Calibri2"/>
    </style:style>
    <style:style style:name="T37" style:family="text">
      <style:text-properties style:font-name="Calibri2" fo:font-size="9pt" officeooo:rsid="003e6f1c" style:font-size-asian="9pt" style:font-size-complex="9pt"/>
    </style:style>
    <style:style style:name="T38" style:family="text">
      <style:text-properties style:font-name="Calibri2" officeooo:rsid="001be741"/>
    </style:style>
    <style:style style:name="T39" style:family="text">
      <style:text-properties style:font-name="Calibri2" officeooo:rsid="001d3346"/>
    </style:style>
    <style:style style:name="T40" style:family="text">
      <style:text-properties style:font-name="Calibri2" officeooo:rsid="001e1812"/>
    </style:style>
    <style:style style:name="T41" style:family="text">
      <style:text-properties style:font-name="Calibri2" officeooo:rsid="002158b6"/>
    </style:style>
    <style:style style:name="T42" style:family="text">
      <style:text-properties style:font-name="Calibri2" officeooo:rsid="0023125b"/>
    </style:style>
    <style:style style:name="T43" style:family="text">
      <style:text-properties style:font-name="Calibri2" fo:font-style="italic" officeooo:rsid="0023125b" style:font-style-asian="italic" style:font-style-complex="italic"/>
    </style:style>
    <style:style style:name="T44" style:family="text">
      <style:text-properties style:font-name="Calibri2" fo:font-style="italic" officeooo:rsid="001be741" style:font-style-asian="italic" style:font-style-complex="italic"/>
    </style:style>
    <style:style style:name="T45" style:family="text">
      <style:text-properties style:font-name="Calibri2" fo:font-style="italic" officeooo:rsid="001d3346" style:font-style-asian="italic" style:font-style-complex="italic"/>
    </style:style>
    <style:style style:name="T46" style:family="text">
      <style:text-properties style:font-name="Calibri2" fo:font-style="italic" officeooo:rsid="00261907" style:font-style-asian="italic" style:font-style-complex="italic"/>
    </style:style>
    <style:style style:name="T47" style:family="text">
      <style:text-properties style:font-name="Calibri2" officeooo:rsid="0025e125"/>
    </style:style>
    <style:style style:name="T48" style:family="text">
      <style:text-properties style:font-name="Calibri2" officeooo:rsid="003e6f1c"/>
    </style:style>
    <style:style style:name="T49" style:family="text">
      <style:text-properties officeooo:rsid="001be741"/>
    </style:style>
    <style:style style:name="T50" style:family="text">
      <style:text-properties style:font-name="Calibri3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1" style:family="text">
      <style:text-properties style:font-name="Calibri3" fo:font-size="9pt" fo:font-style="normal" fo:font-weight="normal" officeooo:rsid="00357f45" style:font-size-asian="9pt" style:font-style-asian="normal" style:font-weight-asian="normal" style:font-size-complex="9pt" style:font-style-complex="normal" style:font-weight-complex="normal"/>
    </style:style>
    <style:style style:name="T52" style:family="text">
      <style:text-properties style:font-name="Calibri3" fo:font-size="9pt" style:font-size-asian="9pt" style:font-size-complex="9pt"/>
    </style:style>
    <style:style style:name="T53" style:family="text">
      <style:text-properties officeooo:rsid="001d3346"/>
    </style:style>
    <style:style style:name="T54" style:family="text">
      <style:text-properties officeooo:rsid="001e1812"/>
    </style:style>
    <style:style style:name="T55" style:family="text">
      <style:text-properties officeooo:rsid="001ee4fa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officeooo:rsid="001ee4fa" style:font-style-asian="italic" style:font-style-complex="italic"/>
    </style:style>
    <style:style style:name="T58" style:family="text">
      <style:text-properties fo:font-style="italic" officeooo:rsid="00261907" style:font-style-asian="italic" style:font-style-complex="italic"/>
    </style:style>
    <style:style style:name="T59" style:family="text">
      <style:text-properties fo:font-style="italic" officeooo:rsid="001a3404" style:font-style-asian="italic" style:font-style-complex="italic"/>
    </style:style>
    <style:style style:name="T60" style:family="text">
      <style:text-properties officeooo:rsid="0020bdac"/>
    </style:style>
    <style:style style:name="T61" style:family="text">
      <style:text-properties officeooo:rsid="0020e979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336512" style:font-weight-asian="normal" style:font-weight-complex="normal"/>
    </style:style>
    <style:style style:name="T64" style:family="text">
      <style:text-properties fo:font-weight="normal" officeooo:rsid="002c0a74" style:font-weight-asian="normal" style:font-weight-complex="normal"/>
    </style:style>
    <style:style style:name="T65" style:family="text">
      <style:text-properties officeooo:rsid="00223f03"/>
    </style:style>
    <style:style style:name="T66" style:family="text">
      <style:text-properties officeooo:rsid="0023ca8c"/>
    </style:style>
    <style:style style:name="T67" style:family="text">
      <style:text-properties officeooo:rsid="00284da2"/>
    </style:style>
    <style:style style:name="T68" style:family="text">
      <style:text-properties style:font-name="Bahnschrift Light1"/>
    </style:style>
    <style:style style:name="T69" style:family="text">
      <style:text-properties style:font-name="Bahnschrift Light1" fo:font-size="8pt" style:font-size-asian="8pt" style:font-size-complex="8pt"/>
    </style:style>
    <style:style style:name="T70" style:family="text">
      <style:text-properties style:font-name="Bahnschrift Light1" fo:font-weight="bold" style:font-weight-asian="bold" style:font-weight-complex="bold"/>
    </style:style>
    <style:style style:name="T71" style:family="text">
      <style:text-properties officeooo:rsid="002a0ac9"/>
    </style:style>
    <style:style style:name="T72" style:family="text">
      <style:text-properties officeooo:rsid="0031daba"/>
    </style:style>
    <style:style style:name="T73" style:family="text">
      <style:text-properties officeooo:rsid="00350115"/>
    </style:style>
    <style:style style:name="T74" style:family="text">
      <style:text-properties officeooo:rsid="00357f45"/>
    </style:style>
    <style:style style:name="T75" style:family="text">
      <style:text-properties fo:font-size="10.5pt" fo:font-weight="bold" officeooo:rsid="00357f45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7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357f45" style:font-style-asian="normal" style:font-weight-asian="normal" style:font-style-complex="normal" style:font-weight-complex="normal"/>
    </style:style>
    <style:style style:name="T78" style:family="text">
      <style:text-properties officeooo:rsid="003a6be9"/>
    </style:style>
    <style:style style:name="T79" style:family="text">
      <style:text-properties officeooo:rsid="003c7ead"/>
    </style:style>
    <style:style style:name="T80" style:family="text">
      <style:text-properties style:font-name-asian="Microsoft YaHei" style:font-name-complex="Lucida Sans"/>
    </style:style>
    <style:style style:name="T81" style:family="text">
      <style:text-properties officeooo:rsid="0037f642" style:font-name-asian="Microsoft YaHei" style:font-name-complex="Lucida Sans"/>
    </style:style>
    <style:style style:name="T82" style:family="text">
      <style:text-properties officeooo:rsid="0042c600"/>
    </style:style>
    <style:style style:name="T83" style:family="text">
      <style:text-properties fo:color="#2b3789" loext:opacity="100%" style:font-name="Bahnschrift Light1" fo:font-size="8pt" fo:font-weight="normal" style:font-size-asian="8pt" style:font-weight-asian="normal" style:font-size-complex="8pt" style:font-weight-complex="normal"/>
    </style:style>
    <style:style style:name="T84" style:family="text">
      <style:text-properties fo:color="#2b3789" loext:opacity="100%" style:font-name="Bahnschrift Light1" fo:font-size="8pt" style:font-size-asian="8pt" style:font-size-complex="8pt"/>
    </style:style>
    <style:style style:name="T85" style:family="text">
      <style:text-properties officeooo:rsid="0048fdcc"/>
    </style:style>
    <style:style style:name="T86" style:family="text">
      <style:text-properties officeooo:rsid="004b8f48"/>
    </style:style>
    <style:style style:name="T87" style:family="text">
      <style:text-properties fo:color="#9370db" loext:opacity="100%" style:font-name="Bahnschrift Light1" fo:font-size="8pt" style:font-size-asian="8pt" style:font-size-complex="8pt"/>
    </style:style>
    <style:style style:name="T88" style:family="text">
      <style:text-properties officeooo:rsid="0052f637"/>
    </style:style>
    <style:style style:name="T89" style:family="text">
      <style:text-properties officeooo:rsid="0053cc72"/>
    </style:style>
    <style:style style:name="T90" style:family="text">
      <style:text-properties style:font-name="Calibri" fo:font-size="10.5pt" fo:font-weight="bold" officeooo:rsid="0063e06b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91" style:family="text">
      <style:text-properties fo:color="#c9211e" loext:opacity="100%"/>
    </style:style>
    <style:style style:name="T92" style:family="text">
      <style:text-properties fo:color="#c9211e" loext:opacity="100%" style:font-name="Bahnschrift Light" fo:font-style="normal" officeooo:rsid="00284da2" style:font-style-asian="normal" style:font-name-complex="Courier New" style:font-style-complex="normal"/>
    </style:style>
    <style:style style:name="T93" style:family="text">
      <style:text-properties fo:color="#8b4513" loext:opacity="100%" style:font-name="Bahnschrift Light" fo:font-size="8pt" fo:font-style="normal" style:font-size-asian="8pt" style:font-style-asian="normal" style:font-name-complex="Courier New" style:font-size-complex="8pt" style:font-style-complex="normal"/>
    </style:style>
    <style:style style:name="T94" style:family="text">
      <style:text-properties fo:color="#8b4513" loext:opacity="100%" style:font-name="Bahnschrift Light" fo:font-size="8pt" fo:font-style="normal" officeooo:rsid="003a6be9" style:font-size-asian="8pt" style:font-style-asian="normal" style:font-name-complex="Courier New" style:font-size-complex="8pt" style:font-style-complex="normal"/>
    </style:style>
    <style:style style:name="T95" style:family="text">
      <style:text-properties fo:color="#8b4513" loext:opacity="100%" style:font-name="Bahnschrift Light" fo:font-size="8pt" fo:font-style="normal" officeooo:rsid="0053cc72" style:font-size-asian="8pt" style:font-style-asian="normal" style:font-name-complex="Courier New" style:font-size-complex="8pt" style:font-style-complex="normal"/>
    </style:style>
    <style:style style:name="T96" style:family="text">
      <style:text-properties fo:color="#8b4513" loext:opacity="100%" style:font-name="Bahnschrift Light1" fo:font-size="8pt" officeooo:rsid="00284da2" style:font-size-asian="8pt" style:font-size-complex="8pt"/>
    </style:style>
    <style:style style:name="T97" style:family="text">
      <style:text-properties officeooo:rsid="005fe659"/>
    </style:style>
    <style:style style:name="T98" style:family="text">
      <style:text-properties officeooo:rsid="00606480"/>
    </style:style>
    <style:style style:name="T99" style:family="text">
      <style:text-properties officeooo:rsid="0060860a"/>
    </style:style>
    <style:style style:name="T100" style:family="text">
      <style:text-properties style:font-name="Calibri4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78" text:outline-level="2">Apache Isis</text:h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header-rows>
                <table:table-row table:style-name="Table3.1">
                  <table:table-cell table:style-name="Table3.A1" table:number-columns-spanned="3" office:value-type="string">
                    <text:p text:style-name="P64"><text:span text:style-name="T48">Annotations</text:span> <text:span text:style-name="T49">(</text:span><text:span text:style-name="T47">org.apache.isis.applib.annotation</text:span><text:span text:style-name="T49">)</text:span></text:p>
                  </table:table-cell>
                  <table:covered-table-cell/>
                  <table:covered-table-cell/>
                </table:table-row>
              </table:table-header-rows>
              <table:table-row table:style-name="Table3.1">
                <table:table-cell table:style-name="Table3.A2" office:value-type="string">
                  <text:p text:style-name="P7"><text:span text:style-name="T10">@Domain</text:span><text:span text:style-name="T15">Service</text:span></text:p>
                  <text:p text:style-name="P28"><text:span text:style-name="T15">t</text:span><text:span text:style-name="T10">ype</text:span></text:p>
                </table:table-cell>
                <table:table-cell table:style-name="Table3.B2" table:number-columns-spanned="2" office:value-type="string">
                  <text:p text:style-name="P56">Indicates a class is a <text:span text:style-name="T41">domain service singleton </text:span><text:span text:style-name="T42">that contributes </text:span><text:span text:style-name="T43">Actions</text:span><text:span text:style-name="T42"> to the application’s menu <text:s/>and/or to the REST backend.</text:span></text:p>
                </table:table-cell>
                <table:covered-table-cell/>
              </table:table-row>
              <table:table-row table:style-name="TableLine2427544566496">
                <table:table-cell table:style-name="Table3.A14" office:value-type="string">
                  <text:p text:style-name="P7"><text:span text:style-name="T10">@Domain</text:span><text:span text:style-name="T15">Service</text:span><text:span text:style-name="T10">Layout</text:span></text:p>
                  <text:p text:style-name="P28"><text:span text:style-name="T15">t</text:span><text:span text:style-name="T10">ype</text:span></text:p>
                </table:table-cell>
                <table:table-cell table:style-name="Table3.B3" table:number-columns-spanned="2" office:value-type="string">
                  <text:p text:style-name="P58">Domain <text:span text:style-name="T41">service</text:span> layout customization. <text:span text:style-name="T89">When present, o</text:span><text:span text:style-name="T78">verridden by </text:span><text:span text:style-name="T94">menubars.layout.xml</text:span></text:p>
                </table:table-cell>
                <table:covered-table-cell/>
              </table:table-row>
              <table:table-row table:style-name="TableLine2427601577120">
                <table:table-cell table:style-name="Table3.A14" office:value-type="string">
                  <text:p text:style-name="P17">@DomainObject</text:p>
                  <text:p text:style-name="P28"><text:span text:style-name="T15">t</text:span><text:span text:style-name="T10">ype</text:span></text:p>
                </table:table-cell>
                <table:table-cell table:style-name="Table3.B4" table:number-columns-spanned="2" office:value-type="string">
                  <text:p text:style-name="P57">Indicates a class that has an identity and is bookmarkable, i<text:span text:style-name="T71">t i</text:span>s either a viewmodel or an entity. <text:span text:style-name="T67">Alternatively implement interfaces </text:span><text:span text:style-name="T96">ViewModel</text:span><text:span text:style-name="T67">, </text:span><text:span text:style-name="T96">ViewModel.CloneableViaSerialization</text:span><text:span text:style-name="T67"> or </text:span><text:span text:style-name="T96">ViewModel.CloneableViaMemento</text:span><text:span text:style-name="T67">.</text:span></text:p>
                </table:table-cell>
                <table:covered-table-cell/>
              </table:table-row>
              <table:table-row table:style-name="TableLine2427601591536">
                <table:table-cell table:style-name="Table3.A14" office:value-type="string">
                  <text:p text:style-name="P17">@DomainObjectLayout</text:p>
                  <text:p text:style-name="P28"><text:span text:style-name="T15">t</text:span><text:span text:style-name="T10">ype</text:span></text:p>
                </table:table-cell>
                <table:table-cell table:style-name="Table3.B5" table:number-columns-spanned="2" office:value-type="string">
                  <text:p text:style-name="P58">Domain object layout customization. <text:span text:style-name="T89">When present, overriden by </text:span></text:p>
                  <text:p text:style-name="P59"><text:span text:style-name="T95">Xxx.layout[.layoutName].xml &gt; Xxx.layout.xml &gt; </text:span><text:span text:style-name="T93">Xxx.layout.fallback.xml</text:span><text:span text:style-name="T92">.</text:span></text:p>
                </table:table-cell>
                <table:covered-table-cell/>
              </table:table-row>
              <table:table-row table:style-name="Table3.1">
                <table:table-cell table:style-name="Table3.A6" office:value-type="string">
                  <text:p text:style-name="P8"><text:span text:style-name="T10">@</text:span><text:span text:style-name="T13">Action</text:span></text:p>
                  <text:p text:style-name="P29"><text:span text:style-name="T53">m</text:span>ethod, <text:s/>mixin</text:p>
                </table:table-cell>
                <table:table-cell table:style-name="Table3.B6" office:value-type="string">
                  <text:p text:style-name="P52">Indicates that a method <text:span text:style-name="T31">contributes a</text:span><text:span text:style-name="T39">n </text:span><text:span text:style-name="T46">A</text:span><text:span text:style-name="T45">ction</text:span><text:span text:style-name="T31">.</text:span></text:p>
                  <text:p text:style-name="P52"/>
                  <text:p text:style-name="P68"/>
                  <text:p text:style-name="P68"/>
                  <text:p text:style-name="P68"/>
                  <text:p text:style-name="P68"/>
                  <text:p text:style-name="P54"><text:span text:style-name="T18">right</text:span><text:span text:style-name="T24">: member-support methods</text:span><text:span text:style-name="T78"> </text:span></text:p>
                </table:table-cell>
                <table:table-cell table:style-name="Table3.C6" office:value-type="string">
                  <text:p text:style-name="P37"><text:span text:style-name="T63">@</text:span><text:span text:style-name="T62">Action</text:span><text:span text:style-name="T32"> .. </text:span>placeOrder(X x, Y y, Z z)</text:p>
                  <text:p text:style-name="P37"><text:span text:style-name="T16">boolean</text:span> <text:span text:style-name="T70">hide</text:span>PlaceOrder()</text:p>
                  <text:p text:style-name="P37"><text:span text:style-name="T16">String</text:span> <text:span text:style-name="T70">disable</text:span>PlaceOrder()</text:p>
                  <text:p text:style-name="P37"><text:span text:style-name="T16">boolean</text:span> <text:span text:style-name="T70">hide</text:span>{0|1|2}PlaceOrder(X|Y|Z);</text:p>
                  <text:p text:style-name="P37"><text:span text:style-name="T16">String</text:span> <text:span text:style-name="T5">disable</text:span>{0|1|2}PlaceOrder(X|Y|Z) </text:p>
                  <text:p text:style-name="P37"><text:span text:style-name="T16">String</text:span> <text:span text:style-name="T32">validate</text:span>{0|1|2}PlaceOrder(X|Y|Z)</text:p>
                  <text:p text:style-name="P37"><text:span text:style-name="T16">String</text:span> <text:span text:style-name="T32">validate</text:span>PlaceOrder(X x, Y y, Z z) </text:p>
                  <text:p text:style-name="P38"><text:span text:style-name="T16">Coll..</text:span>&lt;X|Y|Z&gt; <text:span text:style-name="T32">autoComplete</text:span>{0|1|2}PlaceOrder(X|Y|Z, </text:p>
                  <text:p text:style-name="P38"><text:s text:c="30"/>@MinLength(3) <text:span text:style-name="T27">String</text:span><text:span text:style-name="T98"> </text:span>search) <text:span text:style-name="T91">2 args</text:span></text:p>
                  <text:p text:style-name="P37"><text:span text:style-name="T16">Collection</text:span>&lt;X|Y|Z&gt; <text:span text:style-name="T32">choices</text:span>{0|1|2}PlaceOrder(X|Y|Z) </text:p>
                  <text:p text:style-name="P37">X|Y|Z <text:s/><text:span text:style-name="T32">default</text:span>{0|1|2}PlaceOrder() <text:line-break/><text:span text:style-name="T16">String</text:span> <text:span text:style-name="T32">named</text:span>PlaceOrder()</text:p>
                  <text:p text:style-name="P36"><text:span text:style-name="T16">String</text:span> <text:span text:style-name="T35">described</text:span>PlaceOrder()</text:p>
                </table:table-cell>
              </table:table-row>
              <table:table-row table:style-name="TableLine2427601590992">
                <table:table-cell table:style-name="Table3.A14" office:value-type="string">
                  <text:p text:style-name="P8"><text:span text:style-name="T10">@</text:span><text:span text:style-name="T13">Action</text:span><text:span text:style-name="T10">Layout</text:span></text:p>
                  <text:p text:style-name="P29">field, getter, mixin</text:p>
                </table:table-cell>
                <table:table-cell table:style-name="Table3.B7" table:number-columns-spanned="2" office:value-type="string">
                  <text:p text:style-name="P58"><text:span text:style-name="T45">Action</text:span> layout customization. <text:span text:style-name="T89">When present, overriden by </text:span></text:p>
                  <text:p text:style-name="P59"><text:span text:style-name="T95">Xxx.layout[.layoutName].xml &gt; Xxx.layout.xml &gt; </text:span><text:span text:style-name="T93">Xxx.layout.fallback.xml</text:span><text:span text:style-name="T92">.</text:span></text:p>
                </table:table-cell>
                <table:covered-table-cell/>
              </table:table-row>
              <table:table-row table:style-name="TableLine2427601582832">
                <table:table-cell table:style-name="Table3.A14" office:value-type="string">
                  <text:p text:style-name="P18">@Property</text:p>
                  <text:p text:style-name="P29">field, getter, mixin</text:p>
                  <text:p text:style-name="P29"/>
                  <text:p text:style-name="P27"><text:span text:style-name="T66">Typically used with </text:span><text:span text:style-name="T29">@lombok.Getter @lombok.Setter</text:span></text:p>
                </table:table-cell>
                <table:table-cell table:style-name="Table3.B8" office:value-type="string">
                  <text:p text:style-name="P53">Indicates that a field or method <text:span text:style-name="T31">contributes a </text:span><text:span text:style-name="T58">P</text:span><text:span text:style-name="T59">roperty</text:span><text:span text:style-name="T31">. </text:span></text:p>
                  <text:p text:style-name="P53"/>
                  <text:p text:style-name="P62"><text:span text:style-name="T17">right</text:span><text:span text:style-name="T16">: member-support methods</text:span> </text:p>
                </table:table-cell>
                <table:table-cell table:style-name="Table3.C8" office:value-type="string">
                  <text:p text:style-name="P37"><text:span text:style-name="T63">@</text:span><text:span text:style-name="T62">Propert</text:span><text:span text:style-name="T64">y .. </text:span><text:span text:style-name="T63">email</text:span><text:span text:style-name="T34">, </text:span><text:span text:style-name="T32">get</text:span>Email(), <text:span text:style-name="T32">set</text:span>Email(); </text:p>
                  <text:p text:style-name="P37"><text:span text:style-name="T16">boolean</text:span> <text:span text:style-name="T32">hide</text:span>Email(); </text:p>
                  <text:p text:style-name="P37"><text:span text:style-name="T16">String</text:span> <text:span text:style-name="T32">disable</text:span>Email(); </text:p>
                  <text:p text:style-name="P37"><text:span text:style-name="T16">String</text:span> <text:span text:style-name="T32">validate</text:span>Email(X); </text:p>
                  <text:p text:style-name="P37"><text:span text:style-name="T16">Collection</text:span>&lt;..&gt; <text:span text:style-name="T32">autoComplete</text:span>Email(), </text:p>
                  <text:p text:style-name="P37"><text:span text:style-name="T16">Collection</text:span>&lt;..&gt; <text:span text:style-name="T32">choices</text:span>Email(); </text:p>
                  <text:p text:style-name="P37"><text:span text:style-name="T16">String</text:span> <text:span text:style-name="T32">named</text:span>Email()</text:p>
                  <text:p text:style-name="P36"><text:span text:style-name="T16">String</text:span> <text:span text:style-name="T35">described</text:span>Email()</text:p>
                </table:table-cell>
              </table:table-row>
              <table:table-row table:style-name="TableLine2427601583920">
                <table:table-cell table:style-name="Table3.A14" office:value-type="string">
                  <text:p text:style-name="P8"><text:span text:style-name="T10">@</text:span><text:span text:style-name="T14">Property</text:span><text:span text:style-name="T10">Layout</text:span></text:p>
                  <text:p text:style-name="P29">field, getter, mixin</text:p>
                </table:table-cell>
                <table:table-cell table:style-name="Table3.B9" table:number-columns-spanned="2" office:value-type="string">
                  <text:p text:style-name="P58"><text:span text:style-name="T44">Property</text:span> layout customization. <text:span text:style-name="T89">When present, overriden by</text:span></text:p>
                  <text:p text:style-name="P59"><text:span text:style-name="T95">Xxx.layout[.layoutName].xml &gt; Xxx.layout.xml &gt; </text:span><text:span text:style-name="T93">Xxx.layout.fallback.xml</text:span><text:span text:style-name="T92">.</text:span></text:p>
                </table:table-cell>
                <table:covered-table-cell/>
              </table:table-row>
              <table:table-row table:style-name="TableLine2427601585008">
                <table:table-cell table:style-name="Table3.A14" office:value-type="string">
                  <text:p text:style-name="P8"><text:span text:style-name="T10">@</text:span><text:span text:style-name="T12">Collection</text:span></text:p>
                  <text:p text:style-name="P30">field, getter, mixin</text:p>
                  <text:p text:style-name="P30"/>
                  <text:p text:style-name="P27"><text:span text:style-name="T66">Typically used with </text:span><text:span text:style-name="T29">@lombok.Getter @lombok.Setter</text:span></text:p>
                </table:table-cell>
                <table:table-cell table:style-name="Table3.B10" office:value-type="string">
                  <text:p text:style-name="P52">Indicates that a field or method <text:span text:style-name="T31">contributes a </text:span><text:span text:style-name="T58">C</text:span><text:span text:style-name="T44">ollection</text:span><text:span text:style-name="T38">, meaning a non-scalar property</text:span><text:span text:style-name="T31">.</text:span></text:p>
                  <text:p text:style-name="P52"/>
                  <text:p text:style-name="P62"><text:span text:style-name="T17">right</text:span><text:span text:style-name="T16">: member-support methods</text:span> </text:p>
                </table:table-cell>
                <table:table-cell table:style-name="Table3.C10" office:value-type="string">
                  <text:p text:style-name="P37"><text:span text:style-name="T63">@</text:span><text:span text:style-name="T62">Collection</text:span><text:span text:style-name="T32"> .. </text:span><text:span text:style-name="T63">orders,</text:span><text:span text:style-name="T34"> </text:span>List&lt;Order&gt; <text:span text:style-name="T32">get</text:span>Orders()</text:p>
                  <text:p text:style-name="P37"><text:span text:style-name="T16">boolean</text:span> <text:span text:style-name="T32">hide</text:span>Orders()</text:p>
                  <text:p text:style-name="P37"><text:span text:style-name="T16">String</text:span> <text:span text:style-name="T32">disable</text:span>Orders()</text:p>
                  <text:p text:style-name="P37"><text:span text:style-name="T16">String</text:span> <text:span text:style-name="T32">named</text:span>Orders()</text:p>
                  <text:p text:style-name="P36"><text:span text:style-name="T16">String</text:span> <text:span text:style-name="T32">described</text:span>Orders()</text:p>
                </table:table-cell>
              </table:table-row>
              <table:table-row table:style-name="TableLine2427601589088">
                <table:table-cell table:style-name="Table3.A14" office:value-type="string">
                  <text:p text:style-name="P8"><text:span text:style-name="T10">@</text:span><text:span text:style-name="T12">Collection</text:span><text:span text:style-name="T10">Layout</text:span></text:p>
                  <text:p text:style-name="P29">field, getter, mixin</text:p>
                </table:table-cell>
                <table:table-cell table:style-name="Table3.B11" table:number-columns-spanned="2" office:value-type="string">
                  <text:p text:style-name="P58"><text:span text:style-name="T44">Collection</text:span> layout customization. <text:span text:style-name="T89">Overriden by</text:span></text:p>
                  <text:p text:style-name="P59"><text:span text:style-name="T95">Xxx.layout[.layoutName].xml &gt; Xxx.layout.xml &gt; </text:span><text:span text:style-name="T93">Xxx.layout.fallback.xml</text:span><text:span text:style-name="T92">.</text:span></text:p>
                </table:table-cell>
                <table:covered-table-cell/>
              </table:table-row>
              <table:table-row table:style-name="TableLine2427601574672">
                <table:table-cell table:style-name="Table3.A14" office:value-type="string">
                  <text:p text:style-name="P19">@Parameter</text:p>
                  <text:p text:style-name="P9"><text:span text:style-name="T10">@</text:span><text:span text:style-name="T14">MinLength</text:span></text:p>
                  <text:p text:style-name="P29"><text:span text:style-name="T55">p</text:span>arameter</text:p>
                </table:table-cell>
                <table:table-cell table:style-name="Table3.B12" table:number-columns-spanned="2" office:value-type="string">
                  <text:p text:style-name="P60">Action parameter constraint and behavior <text:span text:style-name="T30">customization.</text:span></text:p>
                </table:table-cell>
                <table:covered-table-cell/>
              </table:table-row>
              <table:table-row table:style-name="TableLine2427601580656">
                <table:table-cell table:style-name="Table3.A14" office:value-type="string">
                  <text:p text:style-name="P19">@ParameterLayout</text:p>
                  <text:p text:style-name="P29"><text:span text:style-name="T55">p</text:span><text:span text:style-name="T10">arameter</text:span></text:p>
                </table:table-cell>
                <table:table-cell table:style-name="Table3.B13" table:number-columns-spanned="2" office:value-type="string">
                  <text:p text:style-name="P60">Action parameter <text:span text:style-name="T36">layout</text:span> <text:span text:style-name="T30">customization.</text:span></text:p>
                </table:table-cell>
                <table:covered-table-cell/>
              </table:table-row>
              <table:table-row table:style-name="TableLine2427601583104">
                <table:table-cell table:style-name="Table3.A14" office:value-type="string">
                  <text:p text:style-name="P7"><text:span text:style-name="T10">@Domain.</text:span><text:span text:style-name="T11">Include</text:span></text:p>
                  <text:p text:style-name="P29"><text:span text:style-name="T11">field, </text:span>method</text:p>
                </table:table-cell>
                <table:table-cell table:style-name="Table3.B14" table:number-columns-spanned="2" office:value-type="string">
                  <text:p text:style-name="P51">Indicates that a field or method must contribute to the metamodel.<text:line-break/></text:p>
                </table:table-cell>
                <table:covered-table-cell/>
              </table:table-row>
              <table:table-row table:style-name="TableLine2427601590720">
                <table:table-cell table:style-name="Table3.A15" office:value-type="string">
                  <text:p text:style-name="P7"><text:span text:style-name="T10">@Domain.</text:span><text:span text:style-name="T11">Exclude</text:span></text:p>
                  <text:p text:style-name="P20">@Programmatic</text:p>
                  <text:p text:style-name="P29"><text:span text:style-name="T30">field, </text:span><text:span text:style-name="T11">method, </text:span>type</text:p>
                </table:table-cell>
                <table:table-cell table:style-name="Table3.B15" table:number-columns-spanned="2" office:value-type="string">
                  <text:p text:style-name="P51">Indicates that a field or method must <text:span text:style-name="T33">not</text:span><text:span text:style-name="T31"> </text:span>contribute to the metamodel.</text:p>
                </table:table-cell>
                <table:covered-table-cell/>
              </table:table-row>
            </table:table>
            <text:p text:style-name="P63"/>
          </table:table-cell>
          <table:table-cell table:style-name="Table2.B1" office:value-type="string">
            <table:table table:name="Table7" table:style-name="Table7">
              <table:table-column table:style-name="Table7.A"/>
              <table:table-column table:style-name="Table7.B"/>
              <table:table-header-rows>
                <table:table-row table:style-name="TableLine2427601580928">
                  <table:table-cell table:style-name="Table7.A1" office:value-type="string">
                    <text:p text:style-name="P61">@<text:span text:style-name="T36">HomePage</text:span></text:p>
                    <text:p text:style-name="P44">type</text:p>
                  </table:table-cell>
                  <table:table-cell table:style-name="Table7.B1" office:value-type="string">
                    <text:p text:style-name="P55"><text:span text:style-name="T54">I</text:span>ndicate<text:span text:style-name="T54">s</text:span> which <text:span text:style-name="T54">viewmodel should be used </text:span><text:span text:style-name="T40">to render as homepage</text:span>.</text:p>
                  </table:table-cell>
                </table:table-row>
              </table:table-header-rows>
              <table:table-row table:style-name="TableLine2427601586368">
                <table:table-cell table:style-name="Table7.A2" office:value-type="string">
                  <text:p text:style-name="P61">@Ti<text:span text:style-name="T73">t</text:span>le</text:p>
                  <text:p text:style-name="P31">field, method</text:p>
                </table:table-cell>
                <table:table-cell table:style-name="Table7.B2" office:value-type="string">
                  <text:p text:style-name="P55"><text:span text:style-name="T54">I</text:span>ndicate<text:span text:style-name="T54">s</text:span> which property or properties make up the object title.</text:p>
                </table:table-cell>
              </table:table-row>
              <table:table-row table:style-name="TableLine2427601578208">
                <table:table-cell table:style-name="Table7.A2" office:value-type="string">
                  <text:p text:style-name="P61">@MemberSupport</text:p>
                  <text:p text:style-name="P31">method</text:p>
                </table:table-cell>
                <table:table-cell table:style-name="Table7.B2" office:value-type="string">
                  <text:p text:style-name="P55">Indicates that a method <text:span text:style-name="T55">supports either an </text:span><text:span text:style-name="T57">Action</text:span><text:span text:style-name="T55"> or a </text:span><text:span text:style-name="T57">Property</text:span><text:span text:style-name="T55"> or a </text:span><text:span text:style-name="T57">Collection</text:span><text:span text:style-name="T55">.</text:span></text:p>
                </table:table-cell>
              </table:table-row>
            </table:table>
            <text:h text:style-name="P79" text:outline-level="2">Services <text:span text:style-name="T72">(</text:span><text:span text:style-name="T89">most </text:span><text:span text:style-name="T75">common</text:span><text:span text:style-name="T72">)</text:span></text:h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21">RepositoryService</text:p>
                </table:table-cell>
                <table:table-cell table:style-name="Table4.B1" office:value-type="string">
                  <text:p text:style-name="P74">access to persistence layer</text:p>
                </table:table-cell>
              </table:table-row>
              <table:table-row table:style-name="TableLine2427601586096">
                <table:table-cell table:style-name="Table4.A9" office:value-type="string">
                  <text:p text:style-name="P22">MessageService</text:p>
                </table:table-cell>
                <table:table-cell table:style-name="Table4.B9" office:value-type="string">
                  <text:p text:style-name="P74">UI notifications</text:p>
                </table:table-cell>
              </table:table-row>
              <table:table-row table:style-name="TableLine2427601584736">
                <table:table-cell table:style-name="Table4.A9" office:value-type="string">
                  <text:p text:style-name="P22">FactoryService</text:p>
                </table:table-cell>
                <table:table-cell table:style-name="Table4.B9" office:value-type="string">
                  <text:p text:style-name="P74">object construction</text:p>
                </table:table-cell>
              </table:table-row>
              <table:table-row table:style-name="TableLine2427601578480">
                <table:table-cell table:style-name="Table4.A9" office:value-type="string">
                  <text:p text:style-name="P22">ClockService</text:p>
                </table:table-cell>
                <table:table-cell table:style-name="Table4.B9" office:value-type="string">
                  <text:p text:style-name="P74">provides virtual clock</text:p>
                </table:table-cell>
              </table:table-row>
              <table:table-row table:style-name="TableLine2427601576576">
                <table:table-cell table:style-name="Table4.A9" office:value-type="string">
                  <text:p text:style-name="P22">WrapperFactory</text:p>
                </table:table-cell>
                <table:table-cell table:style-name="Table4.B9" office:value-type="string">
                  <text:p text:style-name="P74">enforce domain rules on domain objects</text:p>
                </table:table-cell>
              </table:table-row>
              <table:table-row table:style-name="TableLine2427601588000">
                <table:table-cell table:style-name="Table4.A9" office:value-type="string">
                  <text:p text:style-name="P22">EventBusService</text:p>
                </table:table-cell>
                <table:table-cell table:style-name="Table4.B9" office:value-type="string">
                  <text:p text:style-name="P74">emit custom events</text:p>
                </table:table-cell>
              </table:table-row>
              <table:table-row table:style-name="TableLine2427601580384">
                <table:table-cell table:style-name="Table4.A9" office:value-type="string">
                  <text:p text:style-name="P22">BookmarkService</text:p>
                </table:table-cell>
                <table:table-cell table:style-name="Table4.B9" office:value-type="string">
                  <text:p text:style-name="P74">bookmark = object identity</text:p>
                </table:table-cell>
              </table:table-row>
              <table:table-row table:style-name="TableLine2427601589360">
                <table:table-cell table:style-name="Table4.A9" office:value-type="string">
                  <text:p text:style-name="P22">InteractionService</text:p>
                </table:table-cell>
                <table:table-cell table:style-name="Table4.B9" office:value-type="string">
                  <text:p text:style-name="P74"><text:span text:style-name="T56">Action</text:span> execution and <text:span text:style-name="T56">Property</text:span> modification</text:p>
                </table:table-cell>
              </table:table-row>
              <table:table-row table:style-name="TableLine2427601586640">
                <table:table-cell table:style-name="Table4.A9" office:value-type="string">
                  <text:p text:style-name="P22">TransactionService</text:p>
                </table:table-cell>
                <table:table-cell table:style-name="Table4.B9" office:value-type="string">
                  <text:p text:style-name="P74">request transactions</text:p>
                </table:table-cell>
              </table:table-row>
              <table:table-row table:style-name="TableLine2427601586912">
                <table:table-cell table:style-name="Table4.A10" office:value-type="string">
                  <text:p text:style-name="P22">MetaModelService</text:p>
                </table:table-cell>
                <table:table-cell table:style-name="Table4.B10" office:value-type="string">
                  <text:p text:style-name="P74">export domain model</text:p>
                </table:table-cell>
              </table:table-row>
            </table:table>
            <text:h text:style-name="P84" text:outline-level="2"><text:span text:style-name="T90">Object</text:span> <text:span text:style-name="T79">Support Methods</text:span></text:h>
            <text:p text:style-name="P88"><text:span text:style-name="T20">boolean</text:span><text:span text:style-name="T28"> </text:span><text:span text:style-name="T7">hidden()</text:span></text:p>
            <text:p text:style-name="Standard"><text:span text:style-name="T28">String </text:span><text:span text:style-name="T7">disabled</text:span><text:span text:style-name="T100">()</text:span></text:p>
            <text:h text:style-name="P84" text:outline-level="2">Layout <text:span text:style-name="T79">Support Methods</text:span></text:h>
            <text:p text:style-name="P11"><text:span text:style-name="T16">String </text:span>title()</text:p>
            <text:p text:style-name="P11"><text:span text:style-name="T16">String </text:span>iconName()</text:p>
            <text:p text:style-name="P11"><text:span text:style-name="T16">String </text:span>cssClass()</text:p>
            <text:p text:style-name="P24"><text:span text:style-name="T16">String </text:span>layout()</text:p>
            <text:h text:style-name="P85" text:outline-level="2">Object Lifecycle Callbacks</text:h>
            <text:p text:style-name="P12"><text:span text:style-name="T23">void</text:span><text:span text:style-name="T77"> </text:span><text:span text:style-name="T76">created</text:span><text:span text:style-name="T77">()</text:span></text:p>
            <text:h text:style-name="Heading_20_2" text:outline-level="2">Entity Lifecycle Callbacks</text:h>
            <text:p text:style-name="P25"><text:span text:style-name="T22">void</text:span><text:span text:style-name="T74"> </text:span>loaded<text:span text:style-name="T74">()</text:span></text:p>
            <text:p text:style-name="P25"><text:span text:style-name="T22">void</text:span><text:span text:style-name="T74"> </text:span>saved<text:span text:style-name="T74">()</text:span></text:p>
            <text:p text:style-name="P25"><text:span text:style-name="T22">void</text:span><text:span text:style-name="T74"> </text:span>saving<text:span text:style-name="T74">()</text:span></text:p>
            <text:p text:style-name="P25"><text:span text:style-name="T22">void</text:span><text:span text:style-name="T74"> </text:span>persisted<text:span text:style-name="T74">()</text:span></text:p>
            <text:p text:style-name="P25"><text:span text:style-name="T22">void</text:span><text:span text:style-name="T74"> </text:span>persisting<text:span text:style-name="T74">()</text:span></text:p>
            <text:p text:style-name="P25"><text:span text:style-name="T22">void</text:span><text:span text:style-name="T74"> </text:span>deleting<text:span text:style-name="T74">()</text:span></text:p>
            <text:p text:style-name="P25"><text:span text:style-name="T22">void</text:span><text:span text:style-name="T74"> </text:span>removing<text:span text:style-name="T74">()</text:span></text:p>
            <text:p text:style-name="P25"><text:span text:style-name="T22">void</text:span><text:span text:style-name="T74"> </text:span>updated<text:span text:style-name="T74">()</text:span></text:p>
            <text:p text:style-name="P48"><text:span text:style-name="T19">void</text:span><text:span text:style-name="T51"> </text:span><text:span text:style-name="T50">updating</text:span><text:span text:style-name="T51">()</text:span></text:p>
            <text:h text:style-name="P80" text:outline-level="2">Error &amp; Exception Handling</text:h>
            <text:p text:style-name="P26">RecoverableException, NonRecoverableExeption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h text:style-name="P81" text:outline-level="2">Value Types</text:h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13">Number Types</text:p>
                </table:table-cell>
                <table:table-cell table:style-name="Table6.B1" office:value-type="string">
                  <text:p text:style-name="P45">byte, Byte, short, Short, int, Integer, long, Long, float, Float, double, Double, BigInterger, BigDecimal</text:p>
                </table:table-cell>
              </table:table-row>
              <table:table-row table:style-name="Table6.1">
                <table:table-cell table:style-name="Table6.A7" office:value-type="string">
                  <text:p text:style-name="P13">Boolean Types</text:p>
                </table:table-cell>
                <table:table-cell table:style-name="Table6.B2" office:value-type="string">
                  <text:p text:style-name="P45">boolean, Boolean</text:p>
                </table:table-cell>
              </table:table-row>
              <table:table-row table:style-name="TableLine2427601607584">
                <table:table-cell table:style-name="Table6.A7" office:value-type="string">
                  <text:p text:style-name="P14">Text Types</text:p>
                </table:table-cell>
                <table:table-cell table:style-name="Table6.B3" office:value-type="string">
                  <text:p text:style-name="P46">char, Char<text:span text:style-name="T88">acter</text:span>, String, <text:span text:style-name="T82">Password</text:span></text:p>
                </table:table-cell>
              </table:table-row>
              <table:table-row table:style-name="TableLine2427601607040">
                <table:table-cell table:style-name="Table6.A7" office:value-type="string">
                  <text:p text:style-name="P16">Markup Types</text:p>
                </table:table-cell>
                <table:table-cell table:style-name="Table6.B4" office:value-type="string">
                  <text:p text:style-name="P47">Mark<text:span text:style-name="T86">up, </text:span>AsciiDoc, Markdown</text:p>
                </table:table-cell>
              </table:table-row>
              <table:table-row table:style-name="TableLine2427601598064">
                <table:table-cell table:style-name="Table6.A7" office:value-type="string">
                  <text:p text:style-name="P14">Temportal Types</text:p>
                  <text:p text:style-name="P15"/>
                </table:table-cell>
                <table:table-cell table:style-name="Table6.B5" office:value-type="string">
                  <text:p text:style-name="P6">java.util.Date, java.sql.{Date|Timestamp}</text:p>
                  <text:p text:style-name="P6">java.time.{LocalDate|LocalDateTime} </text:p>
                  <text:p text:style-name="P3"><text:span text:style-name="T81">J</text:span><text:span text:style-name="T80">oda Time (deprecated)</text:span></text:p>
                </table:table-cell>
              </table:table-row>
              <table:table-row table:style-name="TableLine2427601593168">
                <table:table-cell table:style-name="Table6.A7" office:value-type="string">
                  <text:p text:style-name="P14">Enum Types</text:p>
                </table:table-cell>
                <table:table-cell table:style-name="Table6.B6" office:value-type="string">
                  <text:p text:style-name="P3">any</text:p>
                </table:table-cell>
              </table:table-row>
              <table:table-row table:style-name="TableLine2427601606496">
                <table:table-cell table:style-name="Table6.A7" office:value-type="string">
                  <text:p text:style-name="P16">Collection Types</text:p>
                </table:table-cell>
                <table:table-cell table:style-name="Table6.B7" office:value-type="string">
                  <text:p text:style-name="P5">Collection&lt;T&gt;, List&lt;T&gt;, Set&lt;T&gt;, Can&lt;T&gt;</text:p>
                </table:table-cell>
              </table:table-row>
              <table:table-row table:style-name="TableLine2427601592080">
                <table:table-cell table:style-name="Table6.A8" office:value-type="string">
                  <text:p text:style-name="P14">Additional Types</text:p>
                </table:table-cell>
                <table:table-cell table:style-name="Table6.B8" office:value-type="string">
                  <text:p text:style-name="P4">UUID, LocalResource, <text:span text:style-name="T82">Url, BufferedImage, Blob, Clob, LocalResourcePath</text:span></text:p>
                </table:table-cell>
              </table:table-row>
            </table:table>
            <text:h text:style-name="P82" text:outline-level="2"/>
          </table:table-cell>
          <table:table-cell table:style-name="Table9.B1" office:value-type="string">
            <text:h text:style-name="P86" text:outline-level="2"><text:span text:style-name="T85">New </text:span>Mixin Programming Style</text:h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reformatted_20_Text"><text:span text:style-name="Source_20_Text"><text:span text:style-name="T87">@Action</text:span></text:span></text:p>
                  <text:p text:style-name="Preformatted_20_Text"><text:span text:style-name="Source_20_Text"><text:span text:style-name="T87">@RequiredArgsConstructor</text:span></text:span></text:p>
                  <text:p text:style-name="Preformatted_20_Text"><text:span text:style-name="Source_20_Text"><text:span text:style-name="T83">public</text:span></text:span><text:span text:style-name="T69"> </text:span><text:span text:style-name="Source_20_Text"><text:span text:style-name="T84">class</text:span></text:span><text:span text:style-name="T69"> </text:span><text:span text:style-name="Source_20_Text"><text:span text:style-name="T69">Customer_placeOrder {</text:span></text:span></text:p>
                  <text:p text:style-name="P35"/>
                  <text:p text:style-name="Preformatted_20_Text"><text:span text:style-name="Source_20_Text"><text:span text:style-name="T69"><text:s text:c="4"/></text:span></text:span><text:span text:style-name="Source_20_Text"><text:span text:style-name="T84">private</text:span></text:span><text:span text:style-name="T69"> </text:span><text:span text:style-name="Source_20_Text"><text:span text:style-name="T84">final</text:span></text:span><text:span text:style-name="T69"> </text:span><text:span text:style-name="Source_20_Text"><text:span text:style-name="T69">Customer target; </text:span></text:span></text:p>
                  <text:p text:style-name="P35"/>
                  <text:p text:style-name="Preformatted_20_Text"><text:span text:style-name="Source_20_Text"><text:span text:style-name="T69"><text:s text:c="4"/></text:span></text:span><text:span text:style-name="Source_20_Text"><text:span text:style-name="T87">@Value</text:span></text:span><text:span text:style-name="T87"> </text:span><text:span text:style-name="Source_20_Text"><text:span text:style-name="T87">@Accessors</text:span></text:span><text:span text:style-name="Source_20_Text"><text:span text:style-name="T69">(fluent = true) </text:span></text:span></text:p>
                  <text:p text:style-name="Preformatted_20_Text"><text:span text:style-name="Source_20_Text"><text:span text:style-name="T69"><text:s text:c="4"/></text:span></text:span><text:span text:style-name="Source_20_Text"><text:span text:style-name="T84">public</text:span></text:span><text:span text:style-name="T69"> </text:span><text:span text:style-name="Source_20_Text"><text:span text:style-name="T84">static</text:span></text:span><text:span text:style-name="T84"> </text:span><text:span text:style-name="Source_20_Text"><text:span text:style-name="T84">class</text:span></text:span><text:span text:style-name="T69"> </text:span><text:span text:style-name="Source_20_Text"><text:span text:style-name="T69">Parameters { </text:span></text:span></text:p>
                  <text:p text:style-name="Preformatted_20_Text"><text:span text:style-name="Source_20_Text"><text:span text:style-name="T69"><text:s text:c="8"/>Product product;</text:span></text:span></text:p>
                  <text:p text:style-name="Preformatted_20_Text"><text:span text:style-name="Source_20_Text"><text:span text:style-name="T69"><text:s text:c="8"/>int</text:span></text:span><text:span text:style-name="T69"> </text:span><text:span text:style-name="Source_20_Text"><text:span text:style-name="T69">quantity;</text:span></text:span></text:p>
                  <text:p text:style-name="Preformatted_20_Text"><text:span text:style-name="Source_20_Text"><text:span text:style-name="T69"><text:s text:c="4"/>}</text:span></text:span></text:p>
                  <text:p text:style-name="P35"/>
                  <text:p text:style-name="Preformatted_20_Text"><text:span text:style-name="Source_20_Text"><text:span text:style-name="T69"><text:s text:c="4"/></text:span></text:span><text:span text:style-name="Source_20_Text"><text:span text:style-name="T84">public</text:span></text:span><text:span text:style-name="T69"> </text:span><text:span text:style-name="Source_20_Text"><text:span text:style-name="T69">Customer act(</text:span></text:span></text:p>
                  <text:p text:style-name="Preformatted_20_Text"><text:span text:style-name="Source_20_Text"><text:span text:style-name="T69"><text:s text:c="8"/></text:span></text:span><text:span text:style-name="Source_20_Text"><text:span text:style-name="T87">@Parameter</text:span></text:span><text:span text:style-name="Source_20_Text"><text:span text:style-name="T69"> Product product,</text:span></text:span></text:p>
                  <text:p text:style-name="Preformatted_20_Text"><text:span text:style-name="Source_20_Text"><text:span text:style-name="T69"><text:s text:c="8"/></text:span></text:span><text:span text:style-name="Source_20_Text"><text:span text:style-name="T87">@Parameter</text:span></text:span><text:span text:style-name="Source_20_Text"><text:span text:style-name="T69"> int</text:span></text:span><text:span text:style-name="T69"> </text:span><text:span text:style-name="Source_20_Text"><text:span text:style-name="T69">quantity) {</text:span></text:span></text:p>
                  <text:p text:style-name="Preformatted_20_Text"><text:span text:style-name="Source_20_Text"><text:span text:style-name="T69"><text:s text:c="8"/></text:span></text:span><text:span text:style-name="Source_20_Text"><text:span text:style-name="T26">// ...</text:span></text:span></text:p>
                  <text:p text:style-name="Preformatted_20_Text"><text:span text:style-name="Source_20_Text"><text:span text:style-name="T69"><text:s text:c="8"/>return</text:span></text:span><text:span text:style-name="T69"> </text:span><text:span text:style-name="Source_20_Text"><text:span text:style-name="T69">target;</text:span></text:span></text:p>
                  <text:p text:style-name="Preformatted_20_Text"><text:span text:style-name="Source_20_Text"><text:span text:style-name="T69"><text:s text:c="4"/>}</text:span></text:span></text:p>
                  <text:p text:style-name="P35"/>
                  <text:p text:style-name="P40"><text:span text:style-name="Source_20_Text"><text:span text:style-name="T69"><text:s text:c="4"/></text:span></text:span><text:span text:style-name="Source_20_Text"><text:span text:style-name="T26">// supporting methods (no action name reference required)</text:span></text:span></text:p>
                  <text:p text:style-name="Preformatted_20_Text"><text:span text:style-name="Source_20_Text"><text:span text:style-name="T69"><text:s text:c="4"/></text:span></text:span><text:span text:style-name="Source_20_Text"><text:span text:style-name="T84">public</text:span></text:span><text:span text:style-name="T69"> </text:span><text:span text:style-name="Source_20_Text"><text:span text:style-name="T69">boolean</text:span></text:span><text:span text:style-name="T69"> </text:span><text:span text:style-name="Source_20_Text"><text:span text:style-name="T69">hide() { ... } </text:span></text:span></text:p>
                  <text:p text:style-name="Preformatted_20_Text"><text:span text:style-name="Source_20_Text"><text:span text:style-name="T69"><text:s text:c="4"/></text:span></text:span><text:span text:style-name="Source_20_Text"><text:span text:style-name="T84">public</text:span></text:span><text:span text:style-name="T69"> </text:span><text:span text:style-name="Source_20_Text"><text:span text:style-name="T69">String disable() { ... }</text:span></text:span></text:p>
                  <text:p text:style-name="Preformatted_20_Text"><text:span text:style-name="Source_20_Text"><text:span text:style-name="T69"><text:s text:c="4"/></text:span></text:span><text:span text:style-name="Source_20_Text"><text:span text:style-name="T84">public</text:span></text:span><text:span text:style-name="T69"> </text:span><text:span text:style-name="Source_20_Text"><text:span text:style-name="T69">String validate(Parameters params) { ... }</text:span></text:span></text:p>
                  <text:p text:style-name="P35"/>
                  <text:p text:style-name="P40"><text:span text:style-name="Source_20_Text"><text:span text:style-name="T69"><text:s text:c="4"/></text:span></text:span><text:span text:style-name="Source_20_Text"><text:span text:style-name="T26">// parameter supporting methods (exemplified on first parameter)</text:span></text:span></text:p>
                  <text:p text:style-name="Preformatted_20_Text"><text:span text:style-name="Source_20_Text"><text:span text:style-name="T69"><text:s text:c="4"/></text:span></text:span><text:span text:style-name="Source_20_Text"><text:span text:style-name="T84">public</text:span></text:span><text:span text:style-name="T84"> </text:span><text:span text:style-name="Source_20_Text"><text:span text:style-name="T9">boolean</text:span></text:span><text:span text:style-name="T69"> </text:span><text:span text:style-name="Source_20_Text"><text:span text:style-name="T69">hideProduct(Parameters params) { ... } </text:span></text:span></text:p>
                  <text:p text:style-name="Standard"><text:span text:style-name="Source_20_Text"><text:span text:style-name="T69"><text:s text:c="4"/></text:span></text:span><text:span text:style-name="Source_20_Text"><text:span text:style-name="T84">public</text:span></text:span><text:span text:style-name="T69"> </text:span><text:span text:style-name="Source_20_Text"><text:span text:style-name="T69">String disableProduct(Parameters params) { ... }</text:span></text:span></text:p>
                  <text:p text:style-name="Standard"><text:span text:style-name="Source_20_Text"><text:span text:style-name="T69"><text:s text:c="4"/></text:span></text:span><text:span text:style-name="Source_20_Text"><text:span text:style-name="T84">public</text:span></text:span><text:span text:style-name="T69"> </text:span><text:span text:style-name="Source_20_Text"><text:span text:style-name="T69">String validateProduct(Parameters params) { ... }</text:span></text:span></text:p>
                  <text:p text:style-name="Standard"><text:span text:style-name="Source_20_Text"><text:span text:style-name="T69"><text:s text:c="4"/></text:span></text:span><text:span text:style-name="Source_20_Text"><text:span text:style-name="T84">public</text:span></text:span><text:span text:style-name="T69"> </text:span><text:span text:style-name="Source_20_Text"><text:span text:style-name="T69">Collection&lt;Product&gt; choicesProduct(Parameters params){ ... }</text:span></text:span></text:p>
                  <text:p text:style-name="P41"><text:span text:style-name="Source_20_Text"><text:span text:style-name="T69"><text:s text:c="3"/></text:span></text:span><text:span text:style-name="Source_20_Text"><text:span text:style-name="T26"><text:s/>// note: additional search parameter required</text:span></text:span></text:p>
                  <text:p text:style-name="P50"><text:span text:style-name="Source_20_Text"><text:span text:style-name="T69"><text:s text:c="4"/></text:span></text:span><text:span text:style-name="Source_20_Text"><text:span text:style-name="T84">public</text:span></text:span><text:span text:style-name="T69"> </text:span><text:span text:style-name="Source_20_Text"><text:span text:style-name="T69">Collection&lt;Product&gt; autoCompleteProduct(</text:span></text:span></text:p>
                  <text:p text:style-name="P50"><text:span text:style-name="Source_20_Text"><text:span text:style-name="T69"><text:s text:c="10"/>Parameters params, String search) { ... } </text:span></text:span></text:p>
                  <text:p text:style-name="Standard"><text:span text:style-name="Source_20_Text"><text:span text:style-name="T69"><text:s text:c="4"/></text:span></text:span><text:span text:style-name="Source_20_Text"><text:span text:style-name="T84">public</text:span></text:span><text:span text:style-name="T69"> </text:span><text:span text:style-name="Source_20_Text"><text:span text:style-name="T69">Product defaultProduct(Parameters params) { ... }</text:span></text:span></text:p>
                  <text:p text:style-name="P39"/>
                  <text:p text:style-name="P32"><text:span text:style-name="Source_20_Text"><text:span text:style-name="T68"><text:s text:c="4"/></text:span></text:span><text:span text:style-name="Source_20_Text"><text:span text:style-name="T25">// parameter supporting methods (exemplified on second parameter)</text:span></text:span></text:p>
                  <text:p text:style-name="Standard"><text:span text:style-name="Source_20_Text"><text:span text:style-name="T69"><text:s text:c="4"/></text:span></text:span><text:span text:style-name="Source_20_Text"><text:span text:style-name="T84">public</text:span></text:span><text:span text:style-name="T69"> </text:span><text:span text:style-name="Source_20_Text"><text:span text:style-name="T69">boolean</text:span></text:span><text:span text:style-name="T69"> </text:span><text:span text:style-name="Source_20_Text"><text:span text:style-name="T69">hideQuantity(Parameters params) { ... } </text:span></text:span></text:p>
                  <text:p text:style-name="P40"><text:span text:style-name="Source_20_Text"><text:span text:style-name="T69"><text:s text:c="4"/></text:span></text:span><text:span text:style-name="Source_20_Text"><text:span text:style-name="T26">// ...</text:span></text:span></text:p>
                  <text:p text:style-name="Standard"><text:span text:style-name="Source_20_Text"><text:span text:style-name="T69">}</text:span></text:span></text:p>
                </table:table-cell>
              </table:table-row>
            </table:table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h text:style-name="P87" text:outline-level="2">Spring Framework (5.x)</text:h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table:number-columns-spanned="2" office:value-type="string">
                  <text:p text:style-name="P70">Spring <text:span text:style-name="T37">Annotations </text:span>and Standard API</text:p>
                </table:table-cell>
                <table:covered-table-cell/>
              </table:table-row>
              <table:table-row table:style-name="TableLine2427601596432">
                <table:table-cell table:style-name="Table8.A7" office:value-type="string">
                  <text:p text:style-name="P43">@SpringBootApplication @SpringBootTest @Configuration @Import @ComponentScan</text:p>
                </table:table-cell>
                <table:table-cell table:style-name="Table8.B7" office:value-type="string">
                  <text:p text:style-name="P73">Bootstrapping</text:p>
                </table:table-cell>
              </table:table-row>
              <table:table-row table:style-name="TableLine2427601599968">
                <table:table-cell table:style-name="Table8.A7" office:value-type="string">
                  <text:p text:style-name="P43">@Component @Service @Repository</text:p>
                </table:table-cell>
                <table:table-cell table:style-name="Table8.B7" office:value-type="string">
                  <text:p text:style-name="P43">Indicates that a class is a "component". Such classes are considered as candidates for auto-detection when using annotation-based configuration and classpath scanning. </text:p>
                </table:table-cell>
              </table:table-row>
              <table:table-row table:style-name="TableLine2427601602416">
                <table:table-cell table:style-name="Table8.A7" office:value-type="string">
                  <text:p text:style-name="P43">@EventListener</text:p>
                </table:table-cell>
                <table:table-cell table:style-name="Table8.B7" office:value-type="string">
                  <text:p text:style-name="P43"><text:span text:style-name="T60">M</text:span>arks a method as a listener for application events. </text:p>
                  <text:p text:style-name="P71"><text:span text:style-name="T99">Domain </text:span>Events <text:span text:style-name="T62">.. subscribe using Spring’s @EventListener</text:span></text:p>
                  <text:p text:style-name="P33">@DomainObject(xxxLifecycleEvent=….)</text:p>
                  <text:p text:style-name="P33">@DomainObjectLayout(xxxUiEvent=….)</text:p>
                  <text:p text:style-name="P34">@Action(domainEvent=….) </text:p>
                  <text:p text:style-name="P34">@Property(domainEvent=…) </text:p>
                  <text:p text:style-name="P34">@Collection(domainEvent=…)</text:p>
                </table:table-cell>
              </table:table-row>
              <table:table-row table:style-name="TableLine2427601604592">
                <table:table-cell table:style-name="Table8.A7" office:value-type="string">
                  <text:p text:style-name="P43">@org.springframework.lang.Nullable</text:p>
                </table:table-cell>
                <table:table-cell table:style-name="Table8.B7" office:value-type="string">
                  <text:p text:style-name="P43">declare<text:span text:style-name="T61">s</text:span> that annotated elements can be <text:span text:style-name="Source_20_Text"><text:span text:style-name="T68">null</text:span></text:span> </text:p>
                </table:table-cell>
              </table:table-row>
              <table:table-row table:style-name="TableLine2427601592896">
                <table:table-cell table:style-name="Table8.A7" office:value-type="string">
                  <text:p text:style-name="P23">@javax.inject.Inject</text:p>
                  <text:p text:style-name="P23">@Autowired</text:p>
                </table:table-cell>
                <table:table-cell table:style-name="Table8.B7" office:value-type="string">
                  <text:p text:style-name="P72">Marks a constructor, field, setter method, or config method as to be autowired by Spring's dependency injection facilities. </text:p>
                </table:table-cell>
              </table:table-row>
              <table:table-row table:style-name="TableLine2427601608400">
                <table:table-cell table:style-name="Table8.A7" office:value-type="string">
                  <text:p text:style-name="P10">@PostConstruct </text:p>
                </table:table-cell>
                <table:table-cell table:style-name="Table8.B7" office:value-type="string">
                  <text:p text:style-name="P43"><text:span text:style-name="T65">Marks a method to be </text:span>executed after dependency injection is done to perform any initialization.</text:p>
                </table:table-cell>
              </table:table-row>
              <table:table-row table:style-name="TableLine2427601593440">
                <table:table-cell table:style-name="Table8.A8" office:value-type="string">
                  <text:p text:style-name="P10">@PreDestroy</text:p>
                </table:table-cell>
                <table:table-cell table:style-name="Table8.B8" office:value-type="string">
                  <text:p text:style-name="P43"><text:span text:style-name="T65">Marks a method as a listener for </text:span>notification that the instance is in the process of being removed by the container .</text:p>
                </table:table-cell>
              </table:table-row>
            </table:table>
            <text:p text:style-name="P42"/>
          </table:table-cell>
          <table:table-cell table:style-name="Table5.B1" office:value-type="string">
            <text:h text:style-name="P83" text:outline-level="2">Entity <text:span text:style-name="T97">and </text:span>Viewmodel <text:span text:style-name="T97">A</text:span>nnotations</text:h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69">JPA Entities (javax.persistence)</text:p>
                </table:table-cell>
              </table:table-row>
              <table:table-row table:style-name="TableLine2427601594528">
                <table:table-cell table:style-name="Table10.A2" office:value-type="string">
                  <text:p text:style-name="P65">@Entity @Table @NamedQueries @Id @Version @Column @Transient</text:p>
                </table:table-cell>
              </table:table-row>
              <table:table-row table:style-name="TableLine2427601602688">
                <table:table-cell table:style-name="Table10.A3" office:value-type="string">
                  <text:p text:style-name="P66">JDO Entities (javax.jdo.annotation)</text:p>
                </table:table-cell>
              </table:table-row>
              <table:table-row table:style-name="TableLine2427601596704">
                <table:table-cell table:style-name="Table10.A5" office:value-type="string">
                  <text:p text:style-name="P67">@PersistenceCapable @DatastoreIdentity @Inheritance @Discriminator @Version @Queries @Uniques @Indices @NotPersistent @Column @PrimaryKey @Join @Element</text:p>
                </table:table-cell>
              </table:table-row>
              <table:table-row table:style-name="TableLine2427601593712">
                <table:table-cell table:style-name="Table10.A5" office:value-type="string">
                  <text:p text:style-name="P66">JAXB View Models (javax.xml.bind.annotation)</text:p>
                </table:table-cell>
              </table:table-row>
              <table:table-row table:style-name="TableLine2427601591808">
                <table:table-cell table:style-name="Table10.A6" office:value-type="string">
                  <text:p text:style-name="P67">@XmRootElement; @XmlType</text:p>
                  <text:p text:style-name="P67">@XmlAccessorType; @XmlTransient</text:p>
                  <text:p text:style-name="P67">referenced entities: @XmlJavaTypeAdapter(PersistentEntityAdapter.class)</text:p>
                </table:table-cell>
              </table:table-row>
            </table:table>
            <text:p text:style-name="P4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Italic" style:font-family-generic="swiss" style:font-pitch="variable"/>
    <style:font-face style:name="Calibri2" svg:font-family="Calibri" style:font-adornments="Regular" style:font-family-generic="swiss" style:font-pitch="variable"/>
    <style:font-face style:name="Calibri3" svg:font-family="Calibri" style:font-family-generic="swiss" style:font-pitch="variable"/>
    <style:font-face style:name="Calibri4" svg:font-family="Calibri" style:font-family-generic="roman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Calibri1" fo:font-family="Calibri" style:font-style-name="Italic" style:font-family-generic="swiss" style:font-pitch="variable" fo:font-size="85%" fo:font-style="normal" fo:font-weight="normal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libri2" fo:font-family="Calibri" style:font-style-name="Regular" style:font-family-generic="swiss" style:font-pitch="variable"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Calibri" fo:font-family="Calibri" style:font-style-name="Bold" style:font-family-generic="swiss" style:font-pitch="variable" fo:font-size="7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Header" style:family="table">
      <style:table-properties style:width="20.2cm" table:align="margins" style:writing-mode="lr-tb"/>
    </style:style>
    <style:style style:name="Header.A" style:family="table-column">
      <style:table-column-properties style:column-width="10.1cm" style:rel-column-width="32767*"/>
    </style:style>
    <style:style style:name="Header.B" style:family="table-column">
      <style:table-column-properties style:column-width="10.1cm" style:rel-column-width="32768*"/>
    </style:style>
    <style:style style:name="Header.1" style:family="table-row">
      <style:table-row-properties style:min-row-height="0.002cm"/>
    </style:style>
    <style:style style:name="Header.A1" style:family="table-cell">
      <style:table-cell-properties style:writing-mode="page"/>
    </style:style>
    <style:style style:name="MP1" style:family="paragraph" style:parent-style-name="Header">
      <style:text-properties officeooo:paragraph-rsid="0016abef"/>
    </style:style>
    <style:style style:name="MP2" style:family="paragraph" style:parent-style-name="Standard">
      <style:text-properties officeooo:paragraph-rsid="0016abef"/>
    </style:style>
    <style:style style:name="MP3" style:family="paragraph" style:parent-style-name="Heading_20_1">
      <style:paragraph-properties fo:margin-top="0cm" fo:margin-bottom="0cm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MP4" style:family="paragraph" style:parent-style-name="Heading_20_1">
      <style:paragraph-properties fo:margin-top="0cm" fo:margin-bottom="0cm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T1" style:family="text">
      <style:text-properties officeooo:rsid="00187db9"/>
    </style:style>
    <style:style style:name="MT2" style:family="text">
      <style:text-properties style:font-name="Calibri1" fo:font-style="normal" officeooo:rsid="0037f642" style:font-name-asian="Microsoft YaHei" style:font-name-complex="Lucida Sans"/>
    </style:style>
    <style:style style:name="MT3" style:family="text">
      <style:text-properties fo:color="#000000" loext:opacity="100%"/>
    </style:style>
    <style:style style:name="MT4" style:family="text">
      <style:text-properties style:use-window-font-color="true" loext:opacity="0%" officeooo:rsid="0016abef"/>
    </style:style>
    <style:style style:name="MT5" style:family="text">
      <style:text-properties fo:color="#000000" loext:opacity="100%" officeooo:rsid="0016abef"/>
    </style:style>
    <style:page-layout style:name="Mpm1">
      <style:page-layout-properties fo:page-width="21.001cm" fo:page-height="29.7cm" style:num-format="1" style:print-orientation="portrait" fo:margin-top="0cm" fo:margin-bottom="0.4cm" fo:margin-left="0.4cm" fo:margin-right="0.4cm" fo:background-color="#2b3789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2b3789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2b3789" draw:opacity="100%"/>
    </style:style>
  </office:automatic-styles>
  <office:master-styles>
    <style:master-page style:name="Standard" style:page-layout-name="Mpm1" draw:style-name="Mdp1">
      <style:header>
        <text:p text:style-name="MP1"/>
        <table:table table:name="Header" table:style-name="Header">
          <table:table-column table:style-name="Header.A"/>
          <table:table-column table:style-name="Header.B"/>
          <table:table-row table:style-name="Header.1">
            <table:table-cell table:style-name="Header.A1" office:value-type="string">
              <text:h text:style-name="MP4" text:outline-level="1">Apache Isis™ <text:span text:style-name="MT2">Reference Card</text:span></text:h>
            </table:table-cell>
            <table:table-cell table:style-name="Header.A1" office:value-type="string">
              <text:h text:style-name="MP5" text:outline-level="1"><text:span text:style-name="MT3"><text:s/></text:span><text:span text:style-name="MT4">isis.apache.org</text:span><text:span text:style-name="MT5"> </text:span></text:h>
            </table:table-cell>
          </table:table-row>
        </table:table>
        <text:p text:style-name="MP2"/>
      </style:header>
      <style:footer>
        <text:h text:style-name="MP3" text:outline-level="1">v2.0.<text:span text:style-name="MT1">0-M7</text:span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4H25M10S</meta:editing-duration>
    <meta:editing-cycles>56</meta:editing-cycles>
    <meta:generator>LibreOffice/7.2.0.4$Windows_X86_64 LibreOffice_project/9a9c6381e3f7a62afc1329bd359cc48accb6435b</meta:generator>
    <dc:date>2021-08-31T10:24:12.865000000</dc:date>
    <meta:document-statistic meta:table-count="11" meta:image-count="0" meta:object-count="0" meta:page-count="2" meta:paragraph-count="219" meta:word-count="820" meta:character-count="7288" meta:non-whitespace-character-count="6477"/>
  </office:meta>
</office:document-meta>
</file>